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3" style:family="paragraph" style:parent-style-name="First_20_paragraph">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 style:family="paragraph" style:parent-style-name="Text_20_body">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5" style:family="paragraph" style:parent-style-name="First_20_paragraph">
      <style:paragraph-properties fo:margin-left="0in" fo:margin-right="0in" fo:margin-top="0in" fo:margin-bottom="0in" style:contextual-spacing="false" fo:line-height="0.1402in" fo:text-indent="0in" style:auto-text-indent="false"/>
      <style:text-properties fo:font-size="10pt" officeooo:paragraph-rsid="00a49b24" style:font-size-asian="10pt" style:font-size-complex="10pt"/>
    </style:style>
    <style:style style:name="P6" style:family="paragraph" style:parent-style-name="Text_20_body">
      <style:paragraph-properties fo:line-height="0.1402in"/>
      <style:text-properties fo:font-size="10pt" style:font-size-asian="10pt" style:font-size-complex="10pt"/>
    </style:style>
    <style:style style:name="P7" style:family="paragraph" style:parent-style-name="Text_20_body">
      <style:paragraph-properties fo:line-height="0.1402in"/>
      <style:text-properties fo:font-size="10pt" officeooo:paragraph-rsid="00a681d0" style:font-size-asian="10pt" style:font-size-complex="10pt"/>
    </style:style>
    <style:style style:name="P8" style:family="paragraph" style:parent-style-name="Text_20_body">
      <style:paragraph-properties fo:line-height="0.1402in"/>
      <style:text-properties fo:font-size="10pt" officeooo:paragraph-rsid="00a150e5" style:font-size-asian="10pt" style:font-size-complex="10pt"/>
    </style:style>
    <style:style style:name="P9" style:family="paragraph" style:parent-style-name="Text_20_body">
      <style:paragraph-properties fo:line-height="0.1402in"/>
      <style:text-properties fo:font-size="10pt" officeooo:paragraph-rsid="00b12b93" style:font-size-asian="10pt" style:font-size-complex="10pt"/>
    </style:style>
    <style:style style:name="P10" style:family="paragraph" style:parent-style-name="Text_20_body">
      <style:paragraph-properties fo:line-height="0.1402in"/>
      <style:text-properties fo:font-size="10pt" officeooo:paragraph-rsid="00b45123" style:font-size-asian="10pt" style:font-size-complex="10pt"/>
    </style:style>
    <style:style style:name="P11" style:family="paragraph" style:parent-style-name="Text_20_body">
      <style:paragraph-properties fo:margin-top="0in" fo:margin-bottom="0in" style:contextual-spacing="false" fo:line-height="0.1402in"/>
      <style:text-properties fo:font-size="10pt" style:font-size-asian="10pt" style:font-size-complex="10pt"/>
    </style:style>
    <style:style style:name="P12" style:family="paragraph" style:parent-style-name="Text_20_body">
      <style:paragraph-properties fo:line-height="0.1402in"/>
      <style:text-properties fo:font-size="10pt" officeooo:rsid="00a40082" officeooo:paragraph-rsid="00b45123" style:font-size-asian="10pt" style:font-size-complex="10pt"/>
    </style:style>
    <style:style style:name="P13"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style:font-size-asian="10pt" style:font-style-asian="italic" style:font-size-complex="10pt" style:font-style-complex="italic"/>
    </style:style>
    <style:style style:name="P14"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officeooo:paragraph-rsid="00b12b93" style:font-size-asian="10pt" style:font-style-asian="italic" style:font-size-complex="10pt" style:font-style-complex="italic"/>
    </style:style>
    <style:style style:name="P15"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First_20_paragraph" style:list-style-name="L38">
      <style:paragraph-properties fo:margin-top="0in" fo:margin-bottom="0in" style:contextual-spacing="false" fo:line-height="0.1402in"/>
      <style:text-properties fo:font-size="10pt" officeooo:paragraph-rsid="0084e316" style:font-size-asian="10pt" style:font-size-complex="10pt"/>
    </style:style>
    <style:style style:name="P17" style:family="paragraph" style:parent-style-name="First_20_paragraph" style:list-style-name="L43">
      <style:paragraph-properties fo:margin-top="0in" fo:margin-bottom="0in" style:contextual-spacing="false" fo:line-height="0.1402in"/>
      <style:text-properties fo:font-size="10pt" officeooo:paragraph-rsid="00868bec" style:font-size-asian="10pt" style:font-size-complex="10pt"/>
    </style:style>
    <style:style style:name="P18" style:family="paragraph" style:parent-style-name="First_20_paragraph" style:list-style-name="L43">
      <style:paragraph-properties fo:margin-top="0in" fo:margin-bottom="0in" style:contextual-spacing="false" fo:line-height="0.1402in"/>
      <style:text-properties fo:font-size="10pt" officeooo:paragraph-rsid="00ab8f24" style:font-size-asian="10pt" style:font-size-complex="10pt"/>
    </style:style>
    <style:style style:name="P19" style:family="paragraph" style:parent-style-name="First_20_paragraph" style:list-style-name="L55">
      <style:paragraph-properties fo:margin-top="0in" fo:margin-bottom="0in" style:contextual-spacing="false" fo:line-height="0.1402in"/>
      <style:text-properties fo:font-size="10pt" officeooo:paragraph-rsid="0088a3f5" style:font-size-asian="10pt" style:font-size-complex="10pt"/>
    </style:style>
    <style:style style:name="P20" style:family="paragraph" style:parent-style-name="First_20_paragraph" style:list-style-name="L56">
      <style:paragraph-properties fo:margin-top="0in" fo:margin-bottom="0in" style:contextual-spacing="false" fo:line-height="0.1402in"/>
      <style:text-properties fo:font-size="10pt" officeooo:paragraph-rsid="0088a3f5" style:font-size-asian="10pt" style:font-size-complex="10pt"/>
    </style:style>
    <style:style style:name="P21" style:family="paragraph" style:parent-style-name="First_20_paragraph" style:list-style-name="L57">
      <style:paragraph-properties fo:margin-top="0in" fo:margin-bottom="0in" style:contextual-spacing="false" fo:line-height="0.1402in"/>
      <style:text-properties fo:font-size="10pt" officeooo:paragraph-rsid="0088a3f5" style:font-size-asian="10pt" style:font-size-complex="10pt"/>
    </style:style>
    <style:style style:name="P22" style:family="paragraph" style:parent-style-name="First_20_paragraph" style:list-style-name="L58">
      <style:paragraph-properties fo:margin-top="0in" fo:margin-bottom="0in" style:contextual-spacing="false" fo:line-height="0.1402in"/>
      <style:text-properties fo:font-size="10pt" officeooo:paragraph-rsid="0088a3f5" style:font-size-asian="10pt" style:font-size-complex="10pt"/>
    </style:style>
    <style:style style:name="P23" style:family="paragraph" style:parent-style-name="First_20_paragraph" style:list-style-name="L80">
      <style:paragraph-properties fo:margin-left="0in" fo:margin-right="0in" fo:margin-top="0in" fo:margin-bottom="0in" style:contextual-spacing="false" fo:line-height="0.1in" fo:text-indent="0in" style:auto-text-indent="false"/>
      <style:text-properties fo:font-size="8.5pt" officeooo:paragraph-rsid="0080c689" style:font-size-asian="8.5pt" style:font-size-complex="8.5pt"/>
    </style:style>
    <style:style style:name="P24" style:family="paragraph" style:parent-style-name="Heading_20_1">
      <style:paragraph-properties fo:margin-left="0in" fo:margin-right="0in" fo:margin-top="0in" fo:margin-bottom="0in" style:contextual-spacing="false" fo:line-height="0.1402in" fo:text-indent="0in" style:auto-text-indent="false"/>
      <style:text-properties fo:font-size="10pt" style:text-underline-style="solid" style:text-underline-width="auto" style:text-underline-color="font-color" style:font-size-asian="10pt" style:font-size-complex="10pt"/>
    </style:style>
    <style:style style:name="P25" style:family="paragraph" style:parent-style-name="Heading_20_1">
      <style:paragraph-properties fo:line-height="0.1402in"/>
      <style:text-properties fo:font-size="10pt" style:font-size-asian="10pt" style:font-size-complex="10pt"/>
    </style:style>
    <style:style style:name="P26" style:family="paragraph" style:parent-style-name="Heading_20_1">
      <style:paragraph-properties fo:line-height="0.1402in" fo:break-before="column"/>
      <style:text-properties fo:font-size="10pt" style:font-size-asian="10pt" style:font-size-complex="10pt"/>
    </style:style>
    <style:style style:name="P27" style:family="paragraph" style:parent-style-name="Heading_20_1">
      <style:text-properties fo:font-size="10pt" officeooo:paragraph-rsid="00b45123" style:font-size-asian="10pt" style:font-size-complex="10pt"/>
    </style:style>
    <style:style style:name="P28" style:family="paragraph" style:parent-style-name="Heading_20_2">
      <style:paragraph-properties fo:line-height="0.1402in"/>
      <style:text-properties fo:font-size="10pt" style:font-size-asian="10pt" style:font-size-complex="10pt"/>
    </style:style>
    <style:style style:name="P29" style:family="paragraph" style:parent-style-name="Heading_20_2">
      <style:paragraph-properties fo:margin-top="0in" fo:margin-bottom="0in" style:contextual-spacing="false" fo:line-height="0.1402in"/>
      <style:text-properties fo:font-size="10pt" style:font-size-asian="10pt" style:font-size-complex="10pt"/>
    </style:style>
    <style:style style:name="P30" style:family="paragraph" style:parent-style-name="Heading_20_2">
      <style:paragraph-properties fo:line-height="0.1402in"/>
      <style:text-properties fo:font-size="10pt" officeooo:paragraph-rsid="00a14d83" style:font-size-asian="10pt" style:font-size-complex="10pt"/>
    </style:style>
    <style:style style:name="P31" style:family="paragraph" style:parent-style-name="Heading_20_2">
      <style:paragraph-properties fo:line-height="0.1402in" fo:break-before="page"/>
      <style:text-properties fo:font-size="10pt" officeooo:paragraph-rsid="00b1cc64" style:font-size-asian="10pt" style:font-size-complex="10pt"/>
    </style:style>
    <style:style style:name="P32" style:family="paragraph" style:parent-style-name="Heading_20_2" style:list-style-name="">
      <style:paragraph-properties fo:line-height="0.1402in"/>
      <style:text-properties fo:font-size="10pt" officeooo:paragraph-rsid="00b1cc64" style:font-size-asian="10pt" style:font-size-complex="10pt"/>
    </style:style>
    <style:style style:name="P33" style:family="paragraph" style:parent-style-name="Heading_20_3">
      <style:paragraph-properties fo:line-height="0.1402in"/>
      <style:text-properties fo:font-size="10pt" style:font-size-asian="10pt" style:font-size-complex="10pt"/>
    </style:style>
    <style:style style:name="P34" style:family="paragraph" style:parent-style-name="Heading_20_3">
      <style:paragraph-properties fo:line-height="0.1402in"/>
      <style:text-properties fo:font-size="10pt" officeooo:paragraph-rsid="00b12b93" style:font-size-asian="10pt" style:font-size-complex="10pt"/>
    </style:style>
    <style:style style:name="P35" style:family="paragraph" style:parent-style-name="Heading_20_3">
      <style:paragraph-properties fo:margin-top="0in" fo:margin-bottom="0in" style:contextual-spacing="false" fo:line-height="0.1402in"/>
      <style:text-properties fo:font-size="10pt" style:font-size-asian="10pt" style:font-size-complex="10pt"/>
    </style:style>
    <style:style style:name="P36" style:family="paragraph" style:parent-style-name="Heading_20_3">
      <style:paragraph-properties fo:margin-top="0.0598in" fo:margin-bottom="0in" style:contextual-spacing="false" fo:line-height="0.1402in"/>
      <style:text-properties fo:font-size="10pt" style:font-size-asian="10pt" style:font-size-complex="10pt"/>
    </style:style>
    <style:style style:name="P37" style:family="paragraph" style:parent-style-name="Heading_20_3">
      <style:paragraph-properties fo:line-height="0.1402in"/>
      <style:text-properties fo:font-size="10pt" officeooo:paragraph-rsid="00ac511d" style:font-size-asian="10pt" style:font-size-complex="10pt"/>
    </style:style>
    <style:style style:name="P38" style:family="paragraph" style:parent-style-name="Heading_20_3">
      <style:paragraph-properties fo:line-height="0.1402in"/>
      <style:text-properties fo:font-size="10pt" officeooo:paragraph-rsid="0097f5b0" style:font-size-asian="10pt" style:font-size-complex="10pt"/>
    </style:style>
    <style:style style:name="P39" style:family="paragraph" style:parent-style-name="Standard" style:list-style-name="L1">
      <style:paragraph-properties fo:line-height="0.1402in"/>
      <style:text-properties fo:font-size="10pt" style:font-size-asian="10pt" style:font-size-complex="10pt"/>
    </style:style>
    <style:style style:name="P40" style:family="paragraph" style:parent-style-name="Standard" style:list-style-name="L2">
      <style:paragraph-properties fo:line-height="0.1402in"/>
      <style:text-properties fo:font-size="10pt" style:font-size-asian="10pt" style:font-size-complex="10pt"/>
    </style:style>
    <style:style style:name="P41" style:family="paragraph" style:parent-style-name="Standard" style:list-style-name="L2">
      <style:paragraph-properties fo:margin-top="0in" fo:margin-bottom="0.0598in" style:contextual-spacing="false" fo:line-height="0.1402in"/>
      <style:text-properties fo:font-size="10pt" style:font-size-asian="10pt" style:font-size-complex="10pt"/>
    </style:style>
    <style:style style:name="P42" style:family="paragraph" style:parent-style-name="Standard" style:list-style-name="L11">
      <style:paragraph-properties fo:line-height="0.1402in"/>
      <style:text-properties fo:font-size="10pt" style:font-size-asian="10pt" style:font-size-complex="10pt"/>
    </style:style>
    <style:style style:name="P43" style:family="paragraph" style:parent-style-name="Text_20_body" style:list-style-name="">
      <style:paragraph-properties fo:margin-left="0in" fo:margin-right="0in" fo:margin-top="0in" fo:margin-bottom="0in" style:contextual-spacing="false" fo:line-height="0.1402in" fo:text-align="center" style:justify-single-word="false" fo:text-indent="0in" style:auto-text-indent="false"/>
      <style:text-properties fo:font-size="13pt" fo:font-weight="bold" officeooo:paragraph-rsid="00ae9cfd" style:font-size-asian="13pt" style:font-weight-asian="bold" style:font-size-complex="13pt" style:font-weight-complex="bold"/>
    </style:style>
    <style:style style:name="P44" style:family="paragraph" style:parent-style-name="Text_20_body" style:list-style-name="List_20_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5" style:family="paragraph" style:parent-style-name="Text_20_body" style:list-style-name="L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6" style:family="paragraph" style:parent-style-name="Text_20_body" style:list-style-name="L3">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47" style:family="paragraph" style:parent-style-name="Text_20_body" style:list-style-name="L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8" style:family="paragraph" style:parent-style-name="Text_20_body" style:list-style-name="L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9" style:family="paragraph" style:parent-style-name="Text_20_body" style:list-style-name="L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0" style:family="paragraph" style:parent-style-name="Text_20_body" style:list-style-name="L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1" style:family="paragraph" style:parent-style-name="Text_20_body" style:list-style-name="L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2" style:family="paragraph" style:parent-style-name="Text_20_body" style:list-style-name="L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3" style:family="paragraph" style:parent-style-name="Text_20_body" style:list-style-name="L1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4" style:family="paragraph" style:parent-style-name="Text_20_body" style:list-style-name="L10">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55" style:family="paragraph" style:parent-style-name="Text_20_body" style:list-style-name="L1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6" style:family="paragraph" style:parent-style-name="Text_20_body" style:list-style-name="L1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7" style:family="paragraph" style:parent-style-name="Text_20_body" style:list-style-name="L1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8" style:family="paragraph" style:parent-style-name="Text_20_body" style:list-style-name="L1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9" style:family="paragraph" style:parent-style-name="Text_20_body" style:list-style-name="L1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0" style:family="paragraph" style:parent-style-name="Text_20_body" style:list-style-name="L1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1" style:family="paragraph" style:parent-style-name="Text_20_body" style:list-style-name="L1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2" style:family="paragraph" style:parent-style-name="Text_20_body" style:list-style-name="L1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3" style:family="paragraph" style:parent-style-name="Text_20_body" style:list-style-name="L2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4" style:family="paragraph" style:parent-style-name="Text_20_body" style:list-style-name="L2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5" style:family="paragraph" style:parent-style-name="Text_20_body" style:list-style-name="L2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6" style:family="paragraph" style:parent-style-name="Text_20_body" style:list-style-name="L2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7" style:family="paragraph" style:parent-style-name="Text_20_body" style:list-style-name="L2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8" style:family="paragraph" style:parent-style-name="Text_20_body" style:list-style-name="L2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9" style:family="paragraph" style:parent-style-name="Text_20_body" style:list-style-name="L2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0" style:family="paragraph" style:parent-style-name="Text_20_body" style:list-style-name="L2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1" style:family="paragraph" style:parent-style-name="Text_20_body" style:list-style-name="L2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2" style:family="paragraph" style:parent-style-name="Text_20_body" style:list-style-name="L2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3"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4"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officeooo:paragraph-rsid="00a150e5" style:font-size-asian="10pt" style:font-size-complex="10pt"/>
    </style:style>
    <style:style style:name="P75" style:family="paragraph" style:parent-style-name="Text_20_body" style:list-style-name="L3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6" style:family="paragraph" style:parent-style-name="Text_20_body" style:list-style-name="L3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7" style:family="paragraph" style:parent-style-name="Text_20_body" style:list-style-name="L3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8" style:family="paragraph" style:parent-style-name="Text_20_body" style:list-style-name="L3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9" style:family="paragraph" style:parent-style-name="Text_20_body" style:list-style-name="L3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0" style:family="paragraph" style:parent-style-name="Text_20_body" style:list-style-name="L3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1"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officeooo:paragraph-rsid="00a2e1f2" style:font-size-asian="10pt" style:font-size-complex="10pt"/>
    </style:style>
    <style:style style:name="P82"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3" style:family="paragraph" style:parent-style-name="Text_20_body" style:list-style-name="L3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4"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5" style:family="paragraph" style:parent-style-name="Text_20_body" style:list-style-name="L4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6" style:family="paragraph" style:parent-style-name="Text_20_body" style:list-style-name="L41">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87" style:family="paragraph" style:parent-style-name="Text_20_body" style:list-style-name="L4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8"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9" style:family="paragraph" style:parent-style-name="Text_20_body" style:list-style-name="L45">
      <style:paragraph-properties fo:margin-top="0in" fo:margin-bottom="0in" style:contextual-spacing="false" fo:line-height="0.1402in"/>
      <style:text-properties fo:font-size="10pt" officeooo:paragraph-rsid="0088409d" style:font-size-asian="10pt" style:font-size-complex="10pt"/>
    </style:style>
    <style:style style:name="P90" style:family="paragraph" style:parent-style-name="Text_20_body" style:list-style-name="L4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1" style:family="paragraph" style:parent-style-name="Text_20_body" style:list-style-name="L4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2" style:family="paragraph" style:parent-style-name="Text_20_body" style:list-style-name="L4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3" style:family="paragraph" style:parent-style-name="Text_20_body" style:list-style-name="L4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4" style:family="paragraph" style:parent-style-name="Text_20_body" style:list-style-name="L5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5" style:family="paragraph" style:parent-style-name="Text_20_body" style:list-style-name="L5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6" style:family="paragraph" style:parent-style-name="Text_20_body" style:list-style-name="L5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7" style:family="paragraph" style:parent-style-name="Text_20_body" style:list-style-name="L5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8" style:family="paragraph" style:parent-style-name="Text_20_body" style:list-style-name="L5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9" style:family="paragraph" style:parent-style-name="Text_20_body" style:list-style-name="L59">
      <style:paragraph-properties fo:margin-top="0in" fo:margin-bottom="0in" style:contextual-spacing="false" fo:line-height="0.1402in"/>
      <style:text-properties fo:font-size="10pt" officeooo:paragraph-rsid="0088a3f5" style:font-size-asian="10pt" style:font-size-complex="10pt"/>
    </style:style>
    <style:style style:name="P100" style:family="paragraph" style:parent-style-name="Text_20_body" style:list-style-name="L60">
      <style:paragraph-properties fo:margin-top="0in" fo:margin-bottom="0in" style:contextual-spacing="false" fo:line-height="0.1402in"/>
      <style:text-properties fo:font-size="10pt" officeooo:paragraph-rsid="0088a3f5" style:font-size-asian="10pt" style:font-size-complex="10pt"/>
    </style:style>
    <style:style style:name="P101"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2"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officeooo:paragraph-rsid="00ac511d" style:font-size-asian="10pt" style:font-size-complex="10pt"/>
    </style:style>
    <style:style style:name="P103" style:family="paragraph" style:parent-style-name="Text_20_body" style:list-style-name="L6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4" style:family="paragraph" style:parent-style-name="Text_20_body" style:list-style-name="L6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5" style:family="paragraph" style:parent-style-name="Text_20_body" style:list-style-name="L6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6" style:family="paragraph" style:parent-style-name="Text_20_body" style:list-style-name="L6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7" style:family="paragraph" style:parent-style-name="Text_20_body" style:list-style-name="L6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8" style:family="paragraph" style:parent-style-name="Text_20_body" style:list-style-name="L6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9" style:family="paragraph" style:parent-style-name="Text_20_body" style:list-style-name="L6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0" style:family="paragraph" style:parent-style-name="Text_20_body" style:list-style-name="L69">
      <style:paragraph-properties fo:margin-top="0in" fo:margin-bottom="0in" style:contextual-spacing="false" fo:line-height="0.1402in"/>
      <style:text-properties fo:font-size="10pt" style:font-size-asian="10pt" style:font-size-complex="10pt"/>
    </style:style>
    <style:style style:name="P111" style:family="paragraph" style:parent-style-name="Text_20_body" style:list-style-name="L7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2" style:family="paragraph" style:parent-style-name="Text_20_body" style:list-style-name="L7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3" style:family="paragraph" style:parent-style-name="Text_20_body" style:list-style-name="L7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4" style:family="paragraph" style:parent-style-name="Text_20_body" style:list-style-name="L7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5" style:family="paragraph" style:parent-style-name="Text_20_body" style:list-style-name="L7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6" style:family="paragraph" style:parent-style-name="Text_20_body" style:list-style-name="L7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7" style:family="paragraph" style:parent-style-name="Text_20_body" style:list-style-name="L76">
      <style:paragraph-properties fo:margin-top="0in" fo:margin-bottom="0in" style:contextual-spacing="false" fo:line-height="0.1402in"/>
      <style:text-properties fo:font-size="10pt" officeooo:paragraph-rsid="0097f5b0" style:font-size-asian="10pt" style:font-size-complex="10pt"/>
    </style:style>
    <style:style style:name="P118"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119"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0" style:family="paragraph" style:parent-style-name="Text_20_body" style:list-style-name="L78">
      <style:paragraph-properties fo:margin-top="0in" fo:margin-bottom="0in" style:contextual-spacing="false" fo:line-height="0.1402in"/>
      <style:text-properties fo:font-size="10pt" officeooo:paragraph-rsid="0097f5b0" style:font-size-asian="10pt" style:font-size-complex="10pt"/>
    </style:style>
    <style:style style:name="P121"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2" style:family="paragraph" style:parent-style-name="Text_20_body">
      <style:paragraph-properties fo:margin-top="0in" fo:margin-bottom="0in" style:contextual-spacing="false" fo:line-height="0.1402in"/>
      <style:text-properties fo:font-size="10pt" style:font-size-asian="10pt" style:font-size-complex="10pt"/>
    </style:style>
    <style:style style:name="P123" style:family="paragraph" style:parent-style-name="Text_20_body">
      <loext:graphic-properties draw:fill-gradient-name="gradient" draw:fill-hatch-name="hatch"/>
      <style:paragraph-properties fo:margin-top="0.0402in" fo:margin-bottom="0in" style:contextual-spacing="false" fo:line-height="0.1402in"/>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80c689" style:font-weight-asian="bold" style:font-weight-complex="bold"/>
    </style:style>
    <style:style style:name="T4" style:family="text">
      <style:text-properties fo:font-weight="bold" officeooo:rsid="00868bec" style:font-weight-asian="bold" style:font-weight-complex="bold"/>
    </style:style>
    <style:style style:name="T5" style:family="text">
      <style:text-properties officeooo:rsid="0017cc90"/>
    </style:style>
    <style:style style:name="T6" style:family="text">
      <style:text-properties officeooo:rsid="0080c689"/>
    </style:style>
    <style:style style:name="T7" style:family="text">
      <style:text-properties officeooo:rsid="0084e316"/>
    </style:style>
    <style:style style:name="T8" style:family="text">
      <style:text-properties fo:font-weight="normal" officeooo:rsid="00868bec" style:font-weight-asian="normal" style:font-weight-complex="normal"/>
    </style:style>
    <style:style style:name="T9" style:family="text">
      <style:text-properties officeooo:rsid="0088a3f5"/>
    </style:style>
    <style:style style:name="T10" style:family="text">
      <style:text-properties officeooo:rsid="00962fe3"/>
    </style:style>
    <style:style style:name="T11" style:family="text">
      <style:text-properties officeooo:rsid="00a150e5"/>
    </style:style>
    <style:style style:name="T12" style:family="text">
      <style:text-properties officeooo:rsid="00a2e1f2"/>
    </style:style>
    <style:style style:name="T13" style:family="text">
      <style:text-properties officeooo:rsid="00a40082"/>
    </style:style>
    <style:style style:name="T14" style:family="text">
      <style:text-properties officeooo:rsid="00a681d0"/>
    </style:style>
    <style:style style:name="T15" style:family="text">
      <style:text-properties officeooo:rsid="00ac511d"/>
    </style:style>
    <style:style style:name="T16" style:family="text">
      <style:text-properties officeooo:rsid="00aea234"/>
    </style:style>
    <style:style style:name="T17" style:family="text">
      <style:text-properties officeooo:rsid="00af0d6c"/>
    </style:style>
    <style:style style:name="T18" style:family="text">
      <style:text-properties officeooo:rsid="00b45123"/>
    </style:style>
    <style:style style:name="T19" style:family="text">
      <style:text-properties officeooo:rsid="00b5b953"/>
    </style:style>
    <style:style style:name="T20" style:family="text">
      <style:text-properties officeooo:rsid="00ba004f"/>
    </style:style>
    <style:style style:name="T21" style:family="text">
      <style:text-properties officeooo:rsid="00bb5ae1"/>
    </style:style>
    <style:style style:name="T22" style:family="text">
      <style:text-properties officeooo:rsid="00bdf3bc"/>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0">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3" text:outline-level="1">Microlite 20 P<text:span text:style-name="T16">urest Essence <text:s/>– <text:s/>Text edition</text:span> </text:h>
        <text:p text:style-name="P7"><text:line-break/>Microlite 20 PE by Robin V. Stacey, Darrell King &amp; Al Krombach</text:p>
        <text:p text:style-name="P6">This is a trimmed-down, subminiature version of the Primary Fantasy SRD rules (see license for more info) that has been designed to be quick and easy to play.</text:p>
        <text:p text:style-name="P9">The goal was to create a simpler game, but one where all of the resources of Primary Fantasy SRD (monsters, spells, adventures and equipment) could be used without conversion.</text:p>
        <text:p text:style-name="P9">©2008 http://www.microlite20.net/ Art Direction, Production &amp; Layout: Paul Lesack</text:p>
        <text:h text:style-name="P24" text:outline-level="1">Characters</text:h>
        <text:h text:style-name="P28" text:outline-level="2">Stats</text:h>
        <text:p text:style-name="P6">There are 3 stats : Strength (STR), Dexterity (DEX) and Mind (MIND).</text:p>
        <text:p text:style-name="P6">Roll 4d6, drop lowest dice. Total remaining 3 dice and allocate to one of the stats. Repeat for remaining stats. Stat bonus = (STAT-10)/2, round down.</text:p>
        <text:h text:style-name="P29" text:outline-level="2">Races</text:h>
        <text:section text:style-name="Sect2" text:name="Section8">
          <text:list xml:id="list4041432041" text:style-name="List_20_1">
            <text:list-item>
              <text:p text:style-name="P44"><text:span text:style-name="T2">Humans</text:span> get +1 to all skill rolls</text:p>
            </text:list-item>
            <text:list-item>
              <text:p text:style-name="P44"><text:span text:style-name="T2">Elves</text:span> get +2 MIND</text:p>
            </text:list-item>
            <text:list-item>
              <text:p text:style-name="P44"><text:span text:style-name="T2">Dwarves</text:span> get +2 STR</text:p>
            </text:list-item>
            <text:list-item>
              <text:p text:style-name="P44"><text:span text:style-name="T2">Halflings</text:span> get +2 DEX</text:p>
            </text:list-item>
          </text:list>
        </text:section>
        <text:h text:style-name="P28" text:outline-level="2">Classes</text:h>
        <text:list xml:id="list2195213098" text:style-name="L1">
          <text:list-item>
            <text:p text:style-name="P39"><text:span text:style-name="T3">Fighters</text:span><text:span text:style-name="T6">: </text:span>Wear any kind of <text:span text:style-name="T6">armor</text:span> and use shields. They have a +3 bonus to Physical and add +1 to all attack and damage rolls. This increases by +1 at 5th level and every five levels on.</text:p>
          </text:list-item>
          <text:list-item>
            <text:p text:style-name="P39"><text:span text:style-name="T3">Rogue</text:span><text:span text:style-name="T6">: </text:span>Can use light <text:span text:style-name="T6">armor.</text:span> They have a +3 bonus to Subterfuge. If they successfully Sneak (usually sub+DEX, but depends on situation) up on a foe they can add their Subterfuge skill rank to the damage of their first attack.</text:p>
          </text:list-item>
          <text:list-item>
            <text:p text:style-name="P39"><text:span text:style-name="T3">Magi</text:span><text:span text:style-name="T6">: </text:span>Wear no <text:span text:style-name="T6">armor.</text:span> They can cast arcane spells, and gain a +3 bonus to Knowledge.</text:p>
          </text:list-item>
          <text:list-item>
            <text:p text:style-name="P39"><text:span text:style-name="T3">Clerics</text:span><text:span text:style-name="T6">: </text:span>Can wear light or medium <text:span text:style-name="T6">armor.</text:span> They cast divine spells and gain +3 bonus to Communication. A Cleric can Turn Undead with a successful Magic Attack. DC is the current Hit Points of the Undead. If the DC is exceeded by 10 it is destroyed. This can be used (2 + Level + MIND Bonus) times per day.</text:p>
          </text:list-item>
        </text:list>
        <text:h text:style-name="P30" text:outline-level="2">Skills</text:h>
        <text:p text:style-name="P6">There are just 4 skills : Physical, Subterfuge, Knowledge and Communication. Roll higher than the given Difficulty Class to succeed.</text:p>
        <text:p text:style-name="P6">Skill rank = your level + any bonus due to your class or race.</text:p>
        <text:p text:style-name="P6">Skill roll = d20 + skill rank + whatever stat bonus is most applicable to the use + situation modifiers</text:p>
        <text:p text:style-name="P6">For example, Climbing would use Physical + STR bonus. Dodging a falling rock is Physical + DEX bonus. Finding a trap is Subterfuge + MIND bonus. Disabling a trap is Subterfuge + DEX bonus.</text:p>
        <text:p text:style-name="P11">Note that there are no "saving throws" in this game; use Physical + STR or DEX bonus for Fortitude and Reflex saves. Saving against magic (Will save) is usually MIND bonus + your level.</text:p>
        <text:p text:style-name="P123"><text:span text:style-name="T22">Example </text:span>Task Difficult<text:span text:style-name="T22">ies: <text:s/>V</text:span>ery easy <text:span text:style-name="T22">(DC 5), </text:span>Easy <text:span text:style-name="T22">(DC</text:span> 10<text:span text:style-name="T22">), <text:s/></text:span>Medium <text:span text:style-name="T22">(DC </text:span>15<text:span text:style-name="T22">), </text:span>Hard <text:span text:style-name="T22">(DC </text:span>20<text:span text:style-name="T22">), </text:span>Very hard <text:span text:style-name="T22">(DC </text:span>25<text:span text:style-name="T22">), </text:span>Nearly impossible <text:span text:style-name="T22">(DC 30+).</text:span></text:p>
        <text:h text:style-name="P28" text:outline-level="2">Magic</text:h>
        <text:p text:style-name="P6">Magi can cast any arcane spell, and Clerics any divine spell, with a spell level equal or below 1/2 their class level, rounded up. They have access to all arcane <text:soft-page-break/>spells in the SRD spell list.</text:p>
        <text:p text:style-name="P6">Casting a spell of any kind costs Hit Points. The cost is: 1 + double the level of the spell being cast. <text:span text:style-name="T19">(Think of it as fatigue damage).</text:span></text:p>
        <text:p text:style-name="P6">This loss cannot be healed normally but is recovered after 8 hours rest. <text:span text:style-name="T1">There is no need to memorize spells in advance.</text:span></text:p>
        <text:p text:style-name="P6">Just because a character can cast any spell, doesn't mean that they should. Choose spells that suit the character. Select one ‘signature' spell per spell level from 1st upward that they prefer to use over any other. These spells are easier to cast due to familiarity, costing 1 less HP to use.</text:p>
        <text:p text:style-name="P6">The Difficulty Class (DC) for all spells: 10 + Caster Level + Caster's MIND bonus</text:p>
        <text:h text:style-name="P28" text:outline-level="2">Combat</text:h>
        <text:p text:style-name="P6">Hit Points = STR Stat + 1d6/Level. If HP reach 0, unconscious and near death. Further damage directly reduces STR. If that reaches 0, death.</text:p>
        <text:p text:style-name="P6">Roll d20 + DEX bonus for initiative order. Everyone can do one thing each turn; move, attack, cast a spell, etc.</text:p>
        <text:list xml:id="list698423285" text:style-name="L2">
          <text:list-item>
            <text:p text:style-name="P40">Melee attack bonus = STR bonus + Level</text:p>
          </text:list-item>
          <text:list-item>
            <text:p text:style-name="P40">Missile attack bonus = DEX bonus + Level</text:p>
          </text:list-item>
          <text:list-item>
            <text:p text:style-name="P41">Magic attack bonus = MIND bonus + Level</text:p>
          </text:list-item>
        </text:list>
        <text:p text:style-name="P6">Add attack bonus to d20 roll. If higher than your opponent's Armor Class (AC), it's a hit. Natural 20 is automatically a critical doing maximum damage.</text:p>
        <text:p text:style-name="P6">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6">If the total bonus is +6 or more a second attack can be made with a -5 penalty. If the total bonus is +11 or more a third attack can be made at -10. For example, if the total bonus is +12, three attacks can be made at +12/+7/+2.</text:p>
        <text:p text:style-name="P6">Add STR bonus to Melee damage, x2 for 2-handed weapons. Armor Class (AC) = 10 + DEX bonus + Armor bonus.</text:p>
        <text:h text:style-name="P25" text:outline-level="1">Level Advancement</text:h>
        <text:p text:style-name="P6">Encounter Level = Hit Dice of defeated monsters, or the given EL for the trap, situation, etc. Add +1 for each doubling of the number of foes. eg: 1 kobold = EL1. 2 kobolds = EL2. 4 kobolds = EL3, etc.</text:p>
        <text:p text:style-name="P6">Add up the Encounter Levels (ELs) of every encounter you take part in. When the total = 10 x your current level, you've advanced to the next level. Reset the total to 0 after advancing.</text:p>
        <text:p text:style-name="P10">Each level adds: 1d6 to Hit Points, 1 to all attack rolls, <text:span text:style-name="T18">and </text:span>1 to all skills.<text:line-break/><text:line-break/>If the level divides by three (i.e. level 3,6,9,etc.) add 1 point to STR, DEX or MIND.</text:p>
        <text:p text:style-name="P10">Fighters gain +1 to their attack and damage rolls at levels 5,10,15,etc.</text:p>
        <text:p text:style-name="P12">Rogues gain +1 to their imitative rolls at levels 5, 10, 15, ect.</text:p>
        <text:p text:style-name="P8">Clerics and Magi gain access to new spell levels at levels 3,5,7,9,etc.</text:p>
        <text:p text:style-name="P6">Example: The 1st level adventurers have just completed a dungeon adventure, <text:soft-page-break/>and defeated 5 EL1 encounters, an EL2 trap and the EL3 leader. That's a total of EL10, so they all advance to level 2. They need to defeat another 20 Encounter Levels to reach Level 3.</text:p>
        <text:h text:style-name="P24" text:outline-level="1">Equipment List</text:h>
        <text:h text:style-name="P28" text:outline-level="2">Starting Wealth</text:h>
        <text:p text:style-name="P6">The most common coin is the gold piece (gp). A gold piece is worth 10 silver pieces. Each silver piece is worth 10 copper pieces (cp). In addition to copper, silver, and gold coins there are also platinum pieces (pp), which are each worth 10 gp.</text:p>
        <text:p text:style-name="P6">You begin with a certain amount of acquired wealth, determined by your character class.</text:p>
        <text:section text:style-name="Sect2" text:name="Section7">
          <text:list xml:id="list3625044991" text:style-name="L3">
            <text:list-item>
              <text:p text:style-name="P45">Fighter 150 gp</text:p>
            </text:list-item>
            <text:list-item>
              <text:p text:style-name="P45">Rogue 125 gp</text:p>
            </text:list-item>
            <text:list-item>
              <text:p text:style-name="P45">Mage 75 gp</text:p>
            </text:list-item>
            <text:list-item>
              <text:p text:style-name="P46">Cleric 120 gp</text:p>
            </text:list-item>
          </text:list>
        </text:section>
        <text:p text:style-name="P3">The character uses this accumulated wealth to purchase his initial weapons, armor, and adventuring equipment, using the price lists on the tables below.</text:p>
        <text:h text:style-name="P28" text:outline-level="2">Weapons</text:h>
        <text:p text:style-name="P6">Here is the format for weapon entries (given as column headings on the table below).</text:p>
        <text:p text:style-name="P6">Cost: This value is the price for purchasing the weapon. The cost includes miscellaneous gear that goes with the weapon.</text:p>
        <text:p text:style-name="P6">Damage: The damage column gives the damage dealt by the weapon on a successful hit.</text:p>
        <text:p text:style-name="P6">Range Increment <text:span text:style-name="T18">(if any)</text:span>: Any attack at less than this distance is not penalized for range. However, each full range increment imposes a cumulative -2 penalty on the attack roll. A thrown weapon has a maximum range of five range increments. A projectile weapon can shoot out to ten range increments.</text:p>
        <text:section text:style-name="Sect2" text:name="Section2">
          <text:h text:style-name="P28" text:outline-level="2">Two Handed Weapons</text:h>
          <text:p text:style-name="P13">Name (Cost) Damage (Range)</text:p>
          <text:list xml:id="list2972953902" text:style-name="L4">
            <text:list-item>
              <text:p text:style-name="P47">Chain,spiked (25gp) 2d4</text:p>
            </text:list-item>
            <text:list-item>
              <text:p text:style-name="P47">Falchion (75gp) 1d6</text:p>
            </text:list-item>
            <text:list-item>
              <text:p text:style-name="P47">Flail,heavy (15gp) 1d8</text:p>
            </text:list-item>
            <text:list-item>
              <text:p text:style-name="P47">Glaive (8gp) 1d8</text:p>
            </text:list-item>
            <text:list-item>
              <text:p text:style-name="P47">Greataxe (20gp) 1d10</text:p>
            </text:list-item>
            <text:list-item>
              <text:p text:style-name="P47">Greatclub (5gp) 1d8</text:p>
            </text:list-item>
            <text:list-item>
              <text:p text:style-name="P47">Greatsword (50gp) 2d6</text:p>
            </text:list-item>
            <text:list-item>
              <text:p text:style-name="P47">Guisarme (9gp) 2d4</text:p>
            </text:list-item>
            <text:list-item>
              <text:p text:style-name="P47">Halberd (10gp) 1d10</text:p>
            </text:list-item>
            <text:list-item>
              <text:p text:style-name="P47">Lance (10gp) 1d8</text:p>
            </text:list-item>
            <text:list-item>
              <text:p text:style-name="P47">Longspear (5gp) 1d8</text:p>
            </text:list-item>
            <text:list-item>
              <text:p text:style-name="P47">Quarterstaff (n/a) 1d6</text:p>
            </text:list-item>
            <text:list-item>
              <text:p text:style-name="P47">Scythe (18gp) 2d4</text:p>
            </text:list-item>
            <text:list-item>
              <text:p text:style-name="P47">Spear (2gp) 1d8 (20ft.)</text:p>
            </text:list-item>
          </text:list>
          <text:h text:style-name="P33" text:outline-level="3">Light Weapons</text:h>
          <text:p text:style-name="P15">Weapon (Cost) Damage (Range)</text:p>
          <text:list xml:id="list1199581291" text:style-name="L5">
            <text:list-item>
              <text:p text:style-name="P48">Unarmed Strike (n/a) 1d3</text:p>
            </text:list-item>
            <text:list-item>
              <text:p text:style-name="P48">Axe, throwing (8gp) 1d6 (10ft.)</text:p>
            </text:list-item>
            <text:list-item>
              <text:p text:style-name="P48">Dagger (2gp) 1d4 (10 ft.)</text:p>
            </text:list-item>
            <text:list-item>
              <text:p text:style-name="P48">Hammer, light (1gp) 1d6 (20ft.)</text:p>
            </text:list-item>
            <text:list-item>
              <text:p text:style-name="P48">Handaxe (6gp) 1d4</text:p>
            </text:list-item>
            <text:list-item>
              <text:p text:style-name="P48">Mace, light (5gp) 1d6</text:p>
            </text:list-item>
            <text:list-item>
              <text:p text:style-name="P48">Pick, light (4gp) 1d4</text:p>
            </text:list-item>
            <text:list-item>
              <text:p text:style-name="P48">Sap (1gp) 1d6</text:p>
            </text:list-item>
            <text:list-item>
              <text:p text:style-name="P48">Sickle (6gp) 1d6</text:p>
            </text:list-item>
            <text:list-item>
              <text:p text:style-name="P48">Sword, short (10gp) 1d6</text:p>
            </text:list-item>
          </text:list>
          <text:h text:style-name="P33" text:outline-level="3">One-Handed Weapons</text:h>
          <text:p text:style-name="P13">Weapon (Cost) Damage (Range)</text:p>
          <text:list xml:id="list3571902062" text:style-name="L6">
            <text:list-item>
              <text:p text:style-name="P49">Battleaxe (10gp) 1d8</text:p>
            </text:list-item>
            <text:list-item>
              <text:p text:style-name="P49">Club (n/a) 1d6 (10ft.)</text:p>
            </text:list-item>
            <text:list-item>
              <text:p text:style-name="P49">Flail (8gp) 1d8</text:p>
            </text:list-item>
            <text:list-item>
              <text:p text:style-name="P49">Longsword (15gp) 1d8</text:p>
            </text:list-item>
            <text:list-item>
              <text:p text:style-name="P49">Mace, heavy (12gp) 1d8</text:p>
            </text:list-item>
            <text:list-item>
              <text:p text:style-name="P49">Morningstar (8gp) 1d8</text:p>
            </text:list-item>
            <text:list-item>
              <text:p text:style-name="P49">Pick, heavy (8gp) 1d6</text:p>
            </text:list-item>
            <text:list-item>
              <text:p text:style-name="P49">Rapier (20gp) 1d6</text:p>
            </text:list-item>
            <text:list-item>
              <text:p text:style-name="P49">Scimitar (15gp) 1d6</text:p>
            </text:list-item>
            <text:list-item>
              <text:p text:style-name="P49">Shortspear (1gp) 1d6 (20ft.)</text:p>
            </text:list-item>
            <text:list-item>
              <text:p text:style-name="P49">Sword, bastard (35gp) 1d10</text:p>
            </text:list-item>
            <text:list-item>
              <text:p text:style-name="P49">Trident (15gp) 1d8 (10ft.)</text:p>
            </text:list-item>
            <text:list-item>
              <text:p text:style-name="P49">Waraxe, dwarven (30gp) 1d10</text:p>
            </text:list-item>
            <text:list-item>
              <text:p text:style-name="P49">Warhammer (12gp) 1d8</text:p>
            </text:list-item>
            <text:list-item>
              <text:p text:style-name="P49">Whip (1gp) 1d3</text:p>
            </text:list-item>
          </text:list>
          <text:h text:style-name="P33" text:outline-level="3">Ranged Weapons</text:h>
          <text:p text:style-name="P13">Weapon (Cost) Damage (Range)</text:p>
          <text:list xml:id="list34196674" text:style-name="L7">
            <text:list-item>
              <text:p text:style-name="P50">Crossbow, hand (100gp) 1d4 <text:soft-page-break/>(30ft.)</text:p>
            </text:list-item>
            <text:list-item>
              <text:p text:style-name="P50">Crossbow, heavy (50gp) 1d10 (120ft.)</text:p>
            </text:list-item>
            <text:list-item>
              <text:p text:style-name="P50">Crossbow, light (35gp) 1d8 (80ft.)</text:p>
            </text:list-item>
            <text:list-item>
              <text:p text:style-name="P50">Dart (5sp) 1d4 (20ft.)</text:p>
            </text:list-item>
            <text:list-item>
              <text:p text:style-name="P50">Javelin (1gp) 1d6 (30ft.)</text:p>
            </text:list-item>
            <text:list-item>
              <text:p text:style-name="P50">Longbow (75gp) 1d8 (100ft.)</text:p>
            </text:list-item>
            <text:list-item>
              <text:p text:style-name="P50">Net (20gp) n/a (10ft.)</text:p>
            </text:list-item>
            <text:list-item>
              <text:p text:style-name="P50">Shortbow (30gp) 1d6 (60ft.)</text:p>
            </text:list-item>
            <text:list-item>
              <text:p text:style-name="P50">Sling (n/a) 1d4 (50ft.)</text:p>
            </text:list-item>
          </text:list>
        </text:section>
        <text:h text:style-name="P28" text:outline-level="2">Armor &amp; Shields</text:h>
        <text:p text:style-name="P3">Here is the format for Armor entries (given as column headings on the table below).</text:p>
        <text:p text:style-name="P2">Cost: This value is the price for purchasing the <text:span text:style-name="T7">a</text:span>rmor.</text:p>
        <text:p text:style-name="P2">AC Bonus: The column gives the Armor Class bonus provided by the <text:span text:style-name="T7">armor.</text:span></text:p>
        <text:section text:style-name="Sect2" text:name="Section3">
          <text:h text:style-name="P33" text:outline-level="3">Armor</text:h>
          <text:p text:style-name="P13">Armor (Cost) Bonus</text:p>
          <text:list xml:id="list1128552334" text:style-name="L8">
            <text:list-item>
              <text:p text:style-name="P51">Padded (2gp) +1</text:p>
            </text:list-item>
            <text:list-item>
              <text:p text:style-name="P51">Leather (10gp) +2</text:p>
            </text:list-item>
            <text:list-item>
              <text:p text:style-name="P51">Studded Leather (25gp) +3</text:p>
            </text:list-item>
            <text:list-item>
              <text:p text:style-name="P51">Chain Shirt( 100gp) +4</text:p>
            </text:list-item>
            <text:list-item>
              <text:p text:style-name="P51">Hide (15gp) +3</text:p>
            </text:list-item>
            <text:list-item>
              <text:p text:style-name="P51">Scale Mail (50gp) +4</text:p>
            </text:list-item>
            <text:list-item>
              <text:p text:style-name="P51">Chainmail (150gp) +5</text:p>
            </text:list-item>
            <text:list-item>
              <text:p text:style-name="P51">Breastplate (200gp) +5</text:p>
            </text:list-item>
            <text:list-item>
              <text:p text:style-name="P51">SplintMail (200gp) +6</text:p>
            </text:list-item>
            <text:list-item>
              <text:p text:style-name="P51">Banded Mail (250gp) +6</text:p>
            </text:list-item>
            <text:list-item>
              <text:p text:style-name="P51">Half-plate (600gp) +7</text:p>
            </text:list-item>
            <text:list-item>
              <text:p text:style-name="P51">Full Plate (1,500gp) +8</text:p>
            </text:list-item>
          </text:list>
          <text:h text:style-name="P34" text:outline-level="3">Shield<text:span text:style-name="T7">s</text:span></text:h>
          <text:p text:style-name="P14">Armor (Cost) Bonus</text:p>
          <text:list xml:id="list1365374424" text:style-name="L9">
            <text:list-item>
              <text:p text:style-name="P52">Buckler (15gp) +1</text:p>
            </text:list-item>
            <text:list-item>
              <text:p text:style-name="P52">Shield, light wooden (3gp) +1</text:p>
            </text:list-item>
            <text:list-item>
              <text:p text:style-name="P52">Shield, light steel (9gp) +1</text:p>
            </text:list-item>
            <text:list-item>
              <text:p text:style-name="P52">Shield, heavy wooden (7gp) +2</text:p>
            </text:list-item>
            <text:list-item>
              <text:p text:style-name="P52">Shield, heavy steel (20gp) +2</text:p>
            </text:list-item>
            <text:list-item>
              <text:p text:style-name="P52">Shield, tower (30gp) +4</text:p>
            </text:list-item>
          </text:list>
        </text:section>
        <text:h text:style-name="P25" text:outline-level="1">Adventuring Equipment</text:h>
        <text:p text:style-name="P6">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6"><text:span text:style-name="T18">Fast packs cost </text:span>50 Gold Pieces each.</text:p>
        <text:p text:style-name="P6">Choose a pack or roll 1d6 to select one randomly.</text:p>
        <text:h text:style-name="P33" text:outline-level="3">Fast Packs</text:h>
        <text:list xml:id="list2838737017" text:style-name="L10">
          <text:list-item>
            <text:p text:style-name="P53">Pack A (1-2): Backpack, Belt Pouch, Bedroll, Lantern (hooded), 10 Oil Flasks, Flint &amp; Steel, Shovel, 2 sets of Caltrops, Signal Whistle, Waterskin, Iron Rations (4 days)</text:p>
          </text:list-item>
          <text:list-item>
            <text:p text:style-name="P53">Pack B (3-4): Backpack, Belt Pouch, Bedroll, 10 Torches, 4 Oil Flasks, Flint &amp; Steel, 10 pieces of chalk, 10"Pole, Mirror, Crowbar, Waterskin, Iron Rations (4 days)</text:p>
          </text:list-item>
          <text:list-item>
            <text:p text:style-name="P54">Pack C (5-6): Backpack, Belt Pouch, Bedroll, Tent, 10 Torches, 5 Oil Flasks, Flint &amp; Steel, 50. Rope, Grappling Hook, 10" Pole, Waterskin, Iron Rations (4 days)</text:p>
          </text:list-item>
        </text:list>
        <text:p text:style-name="P6">Finally, add the following <text:span text:style-name="T11">starting equipment</text:span>, based on your Class:</text:p>
        <text:list xml:id="list455462484" text:style-name="L11">
          <text:list-item>
            <text:p text:style-name="P42">Cleric: Silver Holy symbol &amp; 5 Gold Pieces</text:p>
          </text:list-item>
          <text:list-item>
            <text:p text:style-name="P42">Fighter: Vial of Holy Water &amp; 5 Gold Pieces</text:p>
          </text:list-item>
          <text:list-item>
            <text:p text:style-name="P42">Mage: Spellbook &amp; 2 Spell Pouches &amp; 5 Gold Pieces</text:p>
          </text:list-item>
          <text:list-item>
            <text:p text:style-name="P42">Rogue: Thieves Tools</text:p>
          </text:list-item>
        </text:list>
        <text:section text:style-name="Sect2" text:name="Section4">
          <text:h text:style-name="P28" text:outline-level="2">Adventuring Gear</text:h>
          <text:list xml:id="list2309479478" text:style-name="L12">
            <text:list-item>
              <text:p text:style-name="P55">Acid (flask) 10gp</text:p>
            </text:list-item>
            <text:list-item>
              <text:p text:style-name="P55">Antitoxin (vial) 50gp</text:p>
            </text:list-item>
            <text:list-item>
              <text:p text:style-name="P55">Artisan's Tools 5gp</text:p>
            </text:list-item>
            <text:list-item>
              <text:p text:style-name="P55">Backpack (empy) 2gp</text:p>
            </text:list-item>
            <text:list-item>
              <text:p text:style-name="P55">Barrel (empty) 2gp</text:p>
            </text:list-item>
            <text:list-item>
              <text:p text:style-name="P55">Basket (empty) 4sp</text:p>
            </text:list-item>
            <text:list-item>
              <text:p text:style-name="P55">Bedroll 1sp</text:p>
            </text:list-item>
            <text:list-item>
              <text:p text:style-name="P55">Bell 1gp</text:p>
            </text:list-item>
            <text:list-item>
              <text:p text:style-name="P55">Blanket, winter 5sp</text:p>
            </text:list-item>
            <text:list-item>
              <text:p text:style-name="P55">Block and Tackle 5gp</text:p>
            </text:list-item>
            <text:list-item>
              <text:p text:style-name="P55">Bottle, wine, glass (empty) 2gp</text:p>
            </text:list-item>
            <text:list-item>
              <text:p text:style-name="P55">Bucket (empty) 5sp</text:p>
            </text:list-item>
            <text:list-item>
              <text:p text:style-name="P55">Caltrops 1gp</text:p>
            </text:list-item>
            <text:list-item>
              <text:p text:style-name="P55"><text:soft-page-break/>Candle 1cp</text:p>
            </text:list-item>
            <text:list-item>
              <text:p text:style-name="P55">Canvas (sq. yd.) 1sp</text:p>
            </text:list-item>
            <text:list-item>
              <text:p text:style-name="P55">Case, map or scroll 1gp</text:p>
            </text:list-item>
            <text:list-item>
              <text:p text:style-name="P55">Chain (10 ft.) 30gp</text:p>
            </text:list-item>
            <text:list-item>
              <text:p text:style-name="P55">Chalk (1 piece) 1cp</text:p>
            </text:list-item>
            <text:list-item>
              <text:p text:style-name="P55">Chest (empty) 2gp</text:p>
            </text:list-item>
            <text:list-item>
              <text:p text:style-name="P55">Craftsman's Tools 5gp</text:p>
            </text:list-item>
            <text:list-item>
              <text:p text:style-name="P55">Crowbar 2gp</text:p>
            </text:list-item>
            <text:list-item>
              <text:p text:style-name="P55">Disguise Kit 50gp</text:p>
            </text:list-item>
            <text:list-item>
              <text:p text:style-name="P55">Firewood (per day) 1cp</text:p>
            </text:list-item>
            <text:list-item>
              <text:p text:style-name="P55">Fishhook 1sp</text:p>
            </text:list-item>
            <text:list-item>
              <text:p text:style-name="P55">Fishing net (25 sq.ft.) 4gp</text:p>
            </text:list-item>
            <text:list-item>
              <text:p text:style-name="P55">Flask (empty) 3cp</text:p>
            </text:list-item>
            <text:list-item>
              <text:p text:style-name="P55">Flint and Steel 1gp</text:p>
            </text:list-item>
            <text:list-item>
              <text:p text:style-name="P55">Grappling Hook 1gp</text:p>
            </text:list-item>
            <text:list-item>
              <text:p text:style-name="P55">Hammer 5sp</text:p>
            </text:list-item>
            <text:list-item>
              <text:p text:style-name="P55">Healer's Kit 50gp</text:p>
            </text:list-item>
            <text:list-item>
              <text:p text:style-name="P55">Holy Symbol, silver 25gp</text:p>
            </text:list-item>
            <text:list-item>
              <text:p text:style-name="P55">Holy Symbol, wooden 1gp</text:p>
            </text:list-item>
            <text:list-item>
              <text:p text:style-name="P55">Holy Water (flask) 25gp</text:p>
            </text:list-item>
            <text:list-item>
              <text:p text:style-name="P55">Hourglass 25gp</text:p>
            </text:list-item>
            <text:list-item>
              <text:p text:style-name="P55">Ink (1 oz.Vial) 8gp</text:p>
            </text:list-item>
            <text:list-item>
              <text:p text:style-name="P55">Inkpen 1sp</text:p>
            </text:list-item>
            <text:list-item>
              <text:p text:style-name="P55">Jug, clay 3cp</text:p>
            </text:list-item>
            <text:list-item>
              <text:p text:style-name="P55">Ladder (10 ft.) 5cp</text:p>
            </text:list-item>
            <text:list-item>
              <text:p text:style-name="P55">Lamp, common 1sp</text:p>
            </text:list-item>
            <text:list-item>
              <text:p text:style-name="P55">Lantern, bullseye 12gp</text:p>
            </text:list-item>
            <text:list-item>
              <text:p text:style-name="P55">Lantern, hooded 7gp</text:p>
            </text:list-item>
            <text:list-item>
              <text:p text:style-name="P55">Lock, average 40gp</text:p>
            </text:list-item>
            <text:list-item>
              <text:p text:style-name="P55">Lock, good 80gp</text:p>
            </text:list-item>
            <text:list-item>
              <text:p text:style-name="P55">Lock, simple 20gp</text:p>
            </text:list-item>
            <text:list-item>
              <text:p text:style-name="P55">Magnifying Glass 100gp</text:p>
            </text:list-item>
            <text:list-item>
              <text:p text:style-name="P55">Manacles 15gp</text:p>
            </text:list-item>
            <text:list-item>
              <text:p text:style-name="P55">Mirror, small steel 10gp</text:p>
            </text:list-item>
            <text:list-item>
              <text:p text:style-name="P55">Mug/Tankard, clay 2cp</text:p>
            </text:list-item>
            <text:list-item>
              <text:p text:style-name="P55">Musical Instrument 5gp</text:p>
            </text:list-item>
            <text:list-item>
              <text:p text:style-name="P55">Oil, pint flask 1sp</text:p>
            </text:list-item>
            <text:list-item>
              <text:p text:style-name="P55">Paper (sheet) 4sp</text:p>
            </text:list-item>
            <text:list-item>
              <text:p text:style-name="P55">Parchment (sheet) 2sp</text:p>
            </text:list-item>
            <text:list-item>
              <text:p text:style-name="P55">Pick, miner's 3gp</text:p>
            </text:list-item>
            <text:list-item>
              <text:p text:style-name="P55">Pitcher, clay 2cp</text:p>
            </text:list-item>
            <text:list-item>
              <text:p text:style-name="P55">Piton 1sp</text:p>
            </text:list-item>
            <text:list-item>
              <text:p text:style-name="P55">Pole (10 ft.) 2sp</text:p>
            </text:list-item>
            <text:list-item>
              <text:p text:style-name="P55">Pot, iron 5sp</text:p>
            </text:list-item>
            <text:list-item>
              <text:p text:style-name="P55">Pouch, belt (empty) 1gp</text:p>
            </text:list-item>
            <text:list-item>
              <text:p text:style-name="P55">Ram, portable 10gp</text:p>
            </text:list-item>
            <text:list-item>
              <text:p text:style-name="P55">Rations, trail (per day) 5sp</text:p>
            </text:list-item>
            <text:list-item>
              <text:p text:style-name="P55">Rope, hempen (50 ft.) 1gp</text:p>
            </text:list-item>
            <text:list-item>
              <text:p text:style-name="P55">Rope, silk (50 ft.) 10gp</text:p>
            </text:list-item>
            <text:list-item>
              <text:p text:style-name="P55">Sack (empty) 1sp</text:p>
            </text:list-item>
            <text:list-item>
              <text:p text:style-name="P55">Sealing Wax 1gp</text:p>
            </text:list-item>
            <text:list-item>
              <text:p text:style-name="P55">Sewing Needle 5sp</text:p>
            </text:list-item>
            <text:list-item>
              <text:p text:style-name="P55">Signal Whistle 8sp</text:p>
            </text:list-item>
            <text:list-item>
              <text:p text:style-name="P55">Signet Ring 5gp</text:p>
            </text:list-item>
            <text:list-item>
              <text:p text:style-name="P55">Sledge 1gp</text:p>
            </text:list-item>
            <text:list-item>
              <text:p text:style-name="P55">Soap (per lb.) 5sp</text:p>
            </text:list-item>
            <text:list-item>
              <text:p text:style-name="P55">Spade or Shovel 2gp</text:p>
            </text:list-item>
            <text:list-item>
              <text:p text:style-name="P55">Spellbook, wizard's (blank) 15gp</text:p>
            </text:list-item>
            <text:list-item>
              <text:p text:style-name="P55">Spell Component Pouch 5gp</text:p>
            </text:list-item>
            <text:list-item>
              <text:p text:style-name="P55">Spyglass 1,000gp</text:p>
            </text:list-item>
            <text:list-item>
              <text:p text:style-name="P55">Tent 10gp</text:p>
            </text:list-item>
            <text:list-item>
              <text:p text:style-name="P55">Thieves'Tools 30gp</text:p>
            </text:list-item>
            <text:list-item>
              <text:p text:style-name="P55">Torch 1cp</text:p>
            </text:list-item>
            <text:list-item>
              <text:p text:style-name="P55">Waterskin 1gp</text:p>
            </text:list-item>
            <text:list-item>
              <text:p text:style-name="P55">Whetstone 2cp</text:p>
            </text:list-item>
          </text:list>
          <text:h text:style-name="P28" text:outline-level="2">Clothing</text:h>
          <text:list xml:id="list2711347035" text:style-name="L13">
            <text:list-item>
              <text:p text:style-name="P56">Artisan's Outfit 1gp</text:p>
            </text:list-item>
            <text:list-item>
              <text:p text:style-name="P56">Cold Weather Outfit 8gp</text:p>
            </text:list-item>
            <text:list-item>
              <text:p text:style-name="P56">Entertainer's Outfit 3gp</text:p>
            </text:list-item>
            <text:list-item>
              <text:p text:style-name="P56">Monk's Outfit 5gp</text:p>
            </text:list-item>
            <text:list-item>
              <text:p text:style-name="P56">Peasant's Outfit 1sp</text:p>
            </text:list-item>
            <text:list-item>
              <text:p text:style-name="P56">Scholar's Outfit 5gp</text:p>
            </text:list-item>
            <text:list-item>
              <text:p text:style-name="P56">Cleric's Vestments 5gp</text:p>
            </text:list-item>
            <text:list-item>
              <text:p text:style-name="P56">Courtier's Outfit 30gp</text:p>
            </text:list-item>
            <text:list-item>
              <text:p text:style-name="P56">Explorer's Outfit 10gp</text:p>
            </text:list-item>
            <text:list-item>
              <text:p text:style-name="P56">Noble's Outfit 75gp</text:p>
            </text:list-item>
            <text:list-item>
              <text:p text:style-name="P56">Royal Outfit 200gp</text:p>
            </text:list-item>
            <text:list-item>
              <text:p text:style-name="P56">Traveller's Outfit 1gp</text:p>
            </text:list-item>
          </text:list>
          <text:h text:style-name="P28" text:outline-level="2">Mounts and Related Gear</text:h>
          <text:list xml:id="list3563798518" text:style-name="L14">
            <text:list-item>
              <text:p text:style-name="P57">B<text:span text:style-name="T10">o</text:span>arding, medium creature costs <text:span text:style-name="T10">a</text:span>rmor price x 2</text:p>
            </text:list-item>
            <text:list-item>
              <text:p text:style-name="P57">Bit and Bridle 2gp</text:p>
            </text:list-item>
            <text:list-item>
              <text:p text:style-name="P57">Dog, war 75gp</text:p>
            </text:list-item>
            <text:list-item>
              <text:p text:style-name="P57">Feed (per day) 5cp</text:p>
            </text:list-item>
            <text:list-item>
              <text:p text:style-name="P57">Horse, light 75gp</text:p>
            </text:list-item>
            <text:list-item>
              <text:p text:style-name="P57">Saddle, military 20<text:span text:style-name="T5">g</text:span>p</text:p>
            </text:list-item>
            <text:list-item>
              <text:p text:style-name="P57">Saddle, riding 10gp</text:p>
            </text:list-item>
            <text:list-item>
              <text:p text:style-name="P57">Stabling (per day) 5sp</text:p>
            </text:list-item>
            <text:list-item>
              <text:p text:style-name="P57">Warhorse, light 150gp</text:p>
            </text:list-item>
            <text:list-item>
              <text:p text:style-name="P57">Dog, guard 25gp</text:p>
            </text:list-item>
            <text:list-item>
              <text:p text:style-name="P57">Donkey or Mule 8gp</text:p>
            </text:list-item>
            <text:list-item>
              <text:p text:style-name="P57">Horse, heavy 200gp</text:p>
            </text:list-item>
            <text:list-item>
              <text:p text:style-name="P57">Pony 30gp</text:p>
            </text:list-item>
            <text:list-item>
              <text:p text:style-name="P57">Saddle, pack 5gp</text:p>
            </text:list-item>
            <text:list-item>
              <text:p text:style-name="P57">Saddlebags 4gp</text:p>
            </text:list-item>
            <text:list-item>
              <text:p text:style-name="P57">Warhorse, heavy 400gp</text:p>
            </text:list-item>
            <text:list-item>
              <text:p text:style-name="P57">Warpony 100gp</text:p>
            </text:list-item>
          </text:list>
        </text:section>
        <text:h text:style-name="P25" text:outline-level="1">Spell Lists</text:h>
        <text:h text:style-name="P28" text:outline-level="2">Arcane Spells</text:h>
        <text:h text:style-name="P33" text:outline-level="3">0-Level Arcane Spells: Cantrips</text:h>
        <text:list xml:id="list957066152" text:style-name="L15">
          <text:list-item>
            <text:p text:style-name="P58">Arcane Mark: Inscribes a permanent personal rune (visible or invisible).</text:p>
          </text:list-item>
          <text:list-item>
            <text:p text:style-name="P58">Detect Magic: Detects spells and magic items within 60 ft. for up to 1 <text:soft-page-break/>min./level or until concentration ends.</text:p>
          </text:list-item>
          <text:list-item>
            <text:p text:style-name="P58">Ghost Sound: Figment sounds for 1 round/level.</text:p>
          </text:list-item>
          <text:list-item>
            <text:p text:style-name="P58">Light: Object shines like a torch for 10 min./level.</text:p>
          </text:list-item>
          <text:list-item>
            <text:p text:style-name="P58">Mage Hand: 5-pound telekinesis. Lasts until concentration ends.</text:p>
          </text:list-item>
          <text:list-item>
            <text:p text:style-name="P58">Prestidigitation: Performs minor tricks for 1 hour.</text:p>
          </text:list-item>
          <text:list-item>
            <text:p text:style-name="P58">Read Magic: Read scrolls and spellbooks for 10 min./level.</text:p>
          </text:list-item>
        </text:list>
        <text:h text:style-name="P33" text:outline-level="3">1st-Level Arcane Spells</text:h>
        <text:list xml:id="list2840388812" text:style-name="L16">
          <text:list-item>
            <text:p text:style-name="P59">Feather Fall: Objects or creatures fall slowly for 1 round/level or until landing.</text:p>
          </text:list-item>
          <text:list-item>
            <text:p text:style-name="P59">Floating Disk: Creates 3-ft.-diameter horizontal disk that holds 100 lb./level. Lasts for 1 hour/level.</text:p>
          </text:list-item>
          <text:list-item>
            <text:p text:style-name="P59">Mage Armor: Gives subject +4 armor bonus for 1 hour/level.</text:p>
          </text:list-item>
          <text:list-item>
            <text:p text:style-name="P59">Magic Missile: 1d4+1 damage; +1 missile per two levels above 1st (max 5).</text:p>
          </text:list-item>
          <text:list-item>
            <text:p text:style-name="P59">Sleep: Puts 4 HD of creatures into magical slumber for 1 min./level.</text:p>
          </text:list-item>
          <text:list-item>
            <text:p text:style-name="P59">Shocking Grasp: Touch delivers 1d6/level electricity damage (max 5d6).</text:p>
          </text:list-item>
        </text:list>
        <text:h text:style-name="P33" text:outline-level="3">2nd-Level Arcane Spells</text:h>
        <text:list xml:id="list1797224704" text:style-name="L17">
          <text:list-item>
            <text:p text:style-name="P60">Acid Arrow: Ranged touch attack; 2d4 damage for 1 round +1 round/three levels.</text:p>
          </text:list-item>
          <text:list-item>
            <text:p text:style-name="P60">Flaming Sphere: Creates rolling ball of fire, 2d6 damage, lasts 1 round/level.</text:p>
          </text:list-item>
          <text:list-item>
            <text:p text:style-name="P60">Invisibility: Subject is invisible for 1 min./level or until it attacks.</text:p>
          </text:list-item>
          <text:list-item>
            <text:p text:style-name="P60">Knock: Opens locked or magically sealed door.</text:p>
          </text:list-item>
          <text:list-item>
            <text:p text:style-name="P60">Levitate: Subject moves up and down at your direction for 1 min./level.</text:p>
          </text:list-item>
          <text:list-item>
            <text:p text:style-name="P60">Spider Climb: Grants ability to walk on walls and ceilings for 10 min./level.</text:p>
          </text:list-item>
        </text:list>
        <text:h text:style-name="P33" text:outline-level="3">3rd-Level Arcane Spells</text:h>
        <text:list xml:id="list3556495481" text:style-name="L18">
          <text:list-item>
            <text:p text:style-name="P61">Clairaudience/Clairvoyance: Hear or see at a distance for 1 min./level.</text:p>
          </text:list-item>
          <text:list-item>
            <text:p text:style-name="P61">Dispel Magic: Cancels magical spells and effects.</text:p>
          </text:list-item>
          <text:list-item>
            <text:p text:style-name="P61">Fireball: 1d6 damage per level, 20-ft. radius.</text:p>
          </text:list-item>
          <text:list-item>
            <text:p text:style-name="P61">Fly: Subject flies at speed of 60 ft. for 1 min./level.</text:p>
          </text:list-item>
          <text:list-item>
            <text:p text:style-name="P61">Lightning Bolt: Electricity deals 1d6/level damage.</text:p>
          </text:list-item>
          <text:list-item>
            <text:p text:style-name="P61">Vampiric Touch: Touch deals 1d6/two levels damage; caster gains damage as hp which last for 1 hour.</text:p>
          </text:list-item>
        </text:list>
        <text:h text:style-name="P33" text:outline-level="3">4th-Level Arcane Spells</text:h>
        <text:list xml:id="list1773601185" text:style-name="L19">
          <text:list-item>
            <text:p text:style-name="P62">Animate Dead: Creates level X2 HD of undead skeletons or zombies.</text:p>
          </text:list-item>
          <text:list-item>
            <text:p text:style-name="P62">Arcane Eye: Invisible floating eye moves 30 ft./round for 1 min./level.</text:p>
          </text:list-item>
          <text:list-item>
            <text:p text:style-name="P62">Black Tentacles: Tentacles grapple all within 20 ft. spread for 1 round/level.</text:p>
          </text:list-item>
          <text:list-item>
            <text:p text:style-name="P62">Dimension Door: Teleports you short distance.</text:p>
          </text:list-item>
          <text:list-item>
            <text:p text:style-name="P62">Polymorph: Gives one willing subject a new form for 1 min./level.</text:p>
          </text:list-item>
          <text:list-item>
            <text:p text:style-name="P62">Stoneskin: Ignore 10 points of damage per attack. Lasts for 10 min./level or until discharged.</text:p>
          </text:list-item>
        </text:list>
        <text:h text:style-name="P33" text:outline-level="3">5th-Level Arcane Spells</text:h>
        <text:list xml:id="list634648132" text:style-name="L20">
          <text:list-item>
            <text:p text:style-name="P63">Cloudkill: Kills 3 HD or less; 4-6 HD save or die, 6+ HD take STR damage. Lasts for 1 min./level.</text:p>
          </text:list-item>
          <text:list-item>
            <text:p text:style-name="P63">Contact Other Plane: Lets you ask one question of extraplanar entity. Lasts until concentration ends.</text:p>
          </text:list-item>
          <text:list-item>
            <text:p text:style-name="P63">Feeblemind: Subject's MIND score drops to 1.</text:p>
          </text:list-item>
          <text:list-item>
            <text:p text:style-name="P63">Passwall: Creates passage through wood or stone wall for 1 hour/level.</text:p>
          </text:list-item>
          <text:list-item>
            <text:p text:style-name="P63">Permanency: Makes certain spells permanent.</text:p>
          </text:list-item>
          <text:list-item>
            <text:p text:style-name="P63">Teleport: Instantly transports you as far as 100 miles/level.</text:p>
          </text:list-item>
        </text:list>
        <text:h text:style-name="P33" text:outline-level="3">6th-Level Arcane Spells</text:h>
        <text:list xml:id="list1429260699" text:style-name="L21">
          <text:list-item>
            <text:p text:style-name="P64">Antimagic Field: Negates magic within 10 ft. for 10 min./level.</text:p>
          </text:list-item>
          <text:list-item>
            <text:p text:style-name="P64">Chain Lightning: 1d6/level damage; 1 secondary bolt/level each deals half damage.</text:p>
          </text:list-item>
          <text:list-item>
            <text:p text:style-name="P64">Contingency: Sets trigger condition for another spell. Lasts for 1 day/level or <text:soft-page-break/>until discharged.</text:p>
          </text:list-item>
          <text:list-item>
            <text:p text:style-name="P64">Disintegrate: Destroys one creature or object.</text:p>
          </text:list-item>
          <text:list-item>
            <text:p text:style-name="P64">Geas: Commands any creature, binding it to a specific task. Lasts for 1 day/level or until discharged.</text:p>
          </text:list-item>
          <text:list-item>
            <text:p text:style-name="P64">True Seeing: Lets you see all things as they really are for 1 min./level.</text:p>
          </text:list-item>
        </text:list>
        <text:h text:style-name="P33" text:outline-level="3">7th-Level Arcane Spells</text:h>
        <text:list xml:id="list3909915215" text:style-name="L22">
          <text:list-item>
            <text:p text:style-name="P65">Delayed Blast Fireball: 1d6/level fire damage; you can postpone blast for 5 rounds.</text:p>
          </text:list-item>
          <text:list-item>
            <text:p text:style-name="P65">Ethereal Jaunt: You become ethereal for 1 round/level.</text:p>
          </text:list-item>
          <text:list-item>
            <text:p text:style-name="P65">Finger of Death: Kills one subject.</text:p>
          </text:list-item>
          <text:list-item>
            <text:p text:style-name="P65">Plane Shift: As many as eight subjects travel to another plane.</text:p>
          </text:list-item>
          <text:list-item>
            <text:p text:style-name="P65">Power Word Blind: Blinds creature with 200 hp or less for 1d4+1 minutes (permanent if <text:span text:style-name="T14">target </text:span>creature has less than 50 hp).</text:p>
          </text:list-item>
          <text:list-item>
            <text:p text:style-name="P65">Spell Turning: Reflect 1d4+6 spell levels back at caster for 10 min./level or until expended.</text:p>
          </text:list-item>
        </text:list>
        <text:h text:style-name="P33" text:outline-level="3">8th-Level Arcane Spells</text:h>
        <text:list xml:id="list493267778" text:style-name="L23">
          <text:list-item>
            <text:p text:style-name="P66">Clone: Duplicate awakens when original dies.</text:p>
          </text:list-item>
          <text:list-item>
            <text:p text:style-name="P66">Horrid Wilting: Deals 1d6/level damage within 30 ft.</text:p>
          </text:list-item>
          <text:list-item>
            <text:p text:style-name="P66">Incendiary Cloud: Cloud deals 4d6 fire damage/round for 1 round/level.</text:p>
          </text:list-item>
          <text:list-item>
            <text:p text:style-name="P66">Irresistible Dance: Forces subject to dance for 1d4+1 rounds.</text:p>
          </text:list-item>
          <text:list-item>
            <text:p text:style-name="P66">Power Word Stun: Stuns creature with 150 hp or less for 2d4 rounds.</text:p>
          </text:list-item>
          <text:list-item>
            <text:p text:style-name="P66">Trap the Soul: Imprisons subject within gem.</text:p>
          </text:list-item>
        </text:list>
        <text:h text:style-name="P33" text:outline-level="3">9th-Level Arcane Spells</text:h>
        <text:list xml:id="list3986255960" text:style-name="L24">
          <text:list-item>
            <text:p text:style-name="P67">Astral Projection: Projects you and companions onto Astral Plane.</text:p>
          </text:list-item>
          <text:list-item>
            <text:p text:style-name="P67">Etherealness: Travel to Ethereal Plane with companions for 1 min./level.</text:p>
          </text:list-item>
          <text:list-item>
            <text:p text:style-name="P67">Gate: Connects two planes for travel or summoning. Open for 1 round/level.</text:p>
          </text:list-item>
          <text:list-item>
            <text:p text:style-name="P67">Meteor Swarm: Four exploding spheres each deal 6d6 fire damage.</text:p>
          </text:list-item>
          <text:list-item>
            <text:p text:style-name="P67">Power Word Kill: Kills one creature with 100 hp or less.</text:p>
          </text:list-item>
          <text:list-item>
            <text:p text:style-name="P67">Soul Bind: Traps newly dead soul to prevent resurrection.</text:p>
          </text:list-item>
        </text:list>
        <text:h text:style-name="P28" text:outline-level="2">Divine Spells</text:h>
        <text:h text:style-name="P33" text:outline-level="3">0-Level Divine Spells: Orisons</text:h>
        <text:list xml:id="list273456065" text:style-name="L25">
          <text:list-item>
            <text:p text:style-name="P68">Create Water: Creates 2 gallons/level of pure water.</text:p>
          </text:list-item>
          <text:list-item>
            <text:p text:style-name="P68">Guidance: +1 on one attack roll, saving throw, or skill check. Lasts for 1 min. or until discharged.</text:p>
          </text:list-item>
          <text:list-item>
            <text:p text:style-name="P68">Light: Object shines like a torch for 10 min./level.</text:p>
          </text:list-item>
          <text:list-item>
            <text:p text:style-name="P68">Purify Food and Drink: Purifies 1 cu. ft./level of food or water.</text:p>
          </text:list-item>
          <text:list-item>
            <text:p text:style-name="P68">Resistance: Subject gains +1 on saving throws for 1 minute.</text:p>
          </text:list-item>
          <text:list-item>
            <text:p text:style-name="P68">Virtue: Subject gains 1 temporary hp for 1 minute.</text:p>
          </text:list-item>
        </text:list>
        <text:h text:style-name="P33" text:outline-level="3">1st-Level Divine Spells</text:h>
        <text:list xml:id="list783063570" text:style-name="L26">
          <text:list-item>
            <text:p text:style-name="P69">Bless: Allies gain +1 on attack rolls and communication + MIND checks against fear for 1 min./level.</text:p>
          </text:list-item>
          <text:list-item>
            <text:p text:style-name="P69">Bless Water: Makes holy water.</text:p>
          </text:list-item>
          <text:list-item>
            <text:p text:style-name="P69">Cure Light Wounds: Cures 1d8 damage +1/level (max +5).</text:p>
          </text:list-item>
          <text:list-item>
            <text:p text:style-name="P69">Divine Favor: You gain +1 per three levels on attack and damage rolls for 1 minute.</text:p>
          </text:list-item>
          <text:list-item>
            <text:p text:style-name="P69">Magic Stone: Three stones gain +1 on attack, deal 1d6+1 damage. Lasts for 30 minutes or until discharged.</text:p>
          </text:list-item>
          <text:list-item>
            <text:p text:style-name="P69">Shield of Faith: Aura grants +2 or higher AC bonus for 1 min./level.</text:p>
          </text:list-item>
        </text:list>
        <text:h text:style-name="P33" text:outline-level="3">2nd-Level Divine Spells</text:h>
        <text:list xml:id="list3841615229" text:style-name="L27">
          <text:list-item>
            <text:p text:style-name="P70">Aid: +1 on attack rolls and saves against fear, 1d8 temporary hp +1/level (max +10).</text:p>
          </text:list-item>
          <text:list-item>
            <text:p text:style-name="P70">Cure Moderate Wounds: Cures 2d8 damage +1/level (max +10).</text:p>
          </text:list-item>
          <text:list-item>
            <text:p text:style-name="P70">Delay Poison: Stops poison from harming subject for 1 hour/level.</text:p>
          </text:list-item>
          <text:list-item>
            <text:p text:style-name="P70"><text:soft-page-break/>Gentle Repose: Preserves one corpse.</text:p>
          </text:list-item>
          <text:list-item>
            <text:p text:style-name="P70">Remove Paralysis: Frees one or more creatures from paralysis or slow effect.</text:p>
          </text:list-item>
          <text:list-item>
            <text:p text:style-name="P70">Restoration, Lesser: Dispels magical ability penalty or repairs 1d4 ability damage.</text:p>
          </text:list-item>
        </text:list>
        <text:h text:style-name="P33" text:outline-level="3">3rd-Level Divine Spells</text:h>
        <text:list xml:id="list2369927973" text:style-name="L28">
          <text:list-item>
            <text:p text:style-name="P71">Create Food and Water: Feeds three humans (or one horse)/ level.</text:p>
          </text:list-item>
          <text:list-item>
            <text:p text:style-name="P71">Cure Serious Wounds: Cures 3d8 damage +1/level (max +15).</text:p>
          </text:list-item>
          <text:list-item>
            <text:p text:style-name="P71">Prayer: Allies get a +1 bonus on most rolls, enemies take a -1 penalty for 1 round/level.</text:p>
          </text:list-item>
          <text:list-item>
            <text:p text:style-name="P71">Remove Disease: Cures all diseases affecting subject.</text:p>
          </text:list-item>
          <text:list-item>
            <text:p text:style-name="P71">Searing Light: Ray deals 1d8/two levels damage, or 1d8/level against undead.</text:p>
          </text:list-item>
          <text:list-item>
            <text:p text:style-name="P71">Speak with Dead: Corpse answers one question/two levels. Lasts for 1 min./level.</text:p>
          </text:list-item>
        </text:list>
        <text:h text:style-name="P33" text:outline-level="3">4th-Level Divine Spells</text:h>
        <text:list xml:id="list389673319" text:style-name="L29">
          <text:list-item>
            <text:p text:style-name="P72">Cure Critical Wounds: Cures 4d8 damage +1/level (max +20).</text:p>
          </text:list-item>
          <text:list-item>
            <text:p text:style-name="P72">Discern Lies: Reveals deliberate falsehoods for 1 round/level or until concentration ends.</text:p>
          </text:list-item>
          <text:list-item>
            <text:p text:style-name="P72">Freedom of Movement: Subject moves normally despite impediments for 10 min./level.</text:p>
          </text:list-item>
          <text:list-item>
            <text:p text:style-name="P72">Neutralize Poison: Immunizes subject against poison for 10 min./level, detoxifies venom in or on subject.</text:p>
          </text:list-item>
          <text:list-item>
            <text:p text:style-name="P72">Restoration: Restores level and ability score drains.</text:p>
          </text:list-item>
          <text:list-item>
            <text:p text:style-name="P72">Tongues: Speak any language for 10 min./level.</text:p>
          </text:list-item>
        </text:list>
        <text:h text:style-name="P33" text:outline-level="3">5th-Level Divine Spells</text:h>
        <text:list xml:id="list1861103921" text:style-name="L30">
          <text:list-item>
            <text:p text:style-name="P73">Atonement: Removes burden of misdeeds from subject.</text:p>
          </text:list-item>
          <text:list-item>
            <text:p text:style-name="P73">Commune: Deity answers one yes-or-no question/level. Lasts for 1 round/level</text:p>
          </text:list-item>
          <text:list-item>
            <text:p text:style-name="P74">Cure Light Wounds, Mass: Cures 1d8 damage +1/level for many creatures.</text:p>
          </text:list-item>
          <text:list-item>
            <text:p text:style-name="P73">Flame Strike: Smite foes with divine fire (1d6/level damage).</text:p>
          </text:list-item>
          <text:list-item>
            <text:p text:style-name="P73">Raise Dead: Restores life to subject who died as long as one day/level ago.</text:p>
          </text:list-item>
          <text:list-item>
            <text:p text:style-name="P73">True Seeing: Lets you see all things as they really are for 1 min./level.</text:p>
          </text:list-item>
        </text:list>
        <text:h text:style-name="P33" text:outline-level="3">6th-Level Divine Spells</text:h>
        <text:list xml:id="list4030820747" text:style-name="L31">
          <text:list-item>
            <text:p text:style-name="P75">Banishment: Banishes 2 HD/level of extraplanar creatures.</text:p>
          </text:list-item>
          <text:list-item>
            <text:p text:style-name="P75">Cure Moderate Wounds, Mass: Cures 2d8 damage +1/level for many creatures.</text:p>
          </text:list-item>
          <text:list-item>
            <text:p text:style-name="P75">Harm: Deals 10 points/level damage to target.</text:p>
          </text:list-item>
          <text:list-item>
            <text:p text:style-name="P75">Heal: Cures 10 points/level of damage, all diseases and mental conditions.</text:p>
          </text:list-item>
          <text:list-item>
            <text:p text:style-name="P75">Heroes' Feast: Food for one creature/level cures disease and grants +1 combat bonus for 12 hours. Lasts for 1 hour.</text:p>
          </text:list-item>
          <text:list-item>
            <text:p text:style-name="P75">Quest: Commands any creature, binding it to a specific task. Lasts for 1 day/level or until discharged.</text:p>
          </text:list-item>
        </text:list>
        <text:h text:style-name="P33" text:outline-level="3">7th-Level Divine Spells</text:h>
        <text:list xml:id="list4192126133" text:style-name="L32">
          <text:list-item>
            <text:p text:style-name="P76">Cure Serious Wounds, Mass: Cures 3d8 damage +1/level for many creatures.</text:p>
          </text:list-item>
          <text:list-item>
            <text:p text:style-name="P76">Destruction: Kills subject and destroys remains.</text:p>
          </text:list-item>
          <text:list-item>
            <text:p text:style-name="P76">Ethereal Jaunt: You become ethereal for 1 round/level.</text:p>
          </text:list-item>
          <text:list-item>
            <text:p text:style-name="P76">Regenerate: Subject's severed limbs grow back, cures 4d8 dam- age +1/level (max +35).</text:p>
          </text:list-item>
          <text:list-item>
            <text:p text:style-name="P76">Restoration, Greater: As restoration, plus restores all levels and ability scores.</text:p>
          </text:list-item>
          <text:list-item>
            <text:p text:style-name="P76">Resurrection: Fully restores a dead subject from a small portion of the corpse.</text:p>
          </text:list-item>
        </text:list>
        <text:h text:style-name="P33" text:outline-level="3"><text:soft-page-break/>8th-Level Divine Spells</text:h>
        <text:list xml:id="list1662509343" text:style-name="L33">
          <text:list-item>
            <text:p text:style-name="P77">Antimagic Field: Negates magic within 10 ft. for 10 min./level.</text:p>
          </text:list-item>
          <text:list-item>
            <text:p text:style-name="P77">Cure Critical Wounds, Mass: Cures 4d8 damage +1/level for many creatures.</text:p>
          </text:list-item>
          <text:list-item>
            <text:p text:style-name="P77">Dimensional Lock: Teleportation and interplanar travel blocked for 1 day/level.</text:p>
          </text:list-item>
          <text:list-item>
            <text:p text:style-name="P77">Discern Location: Reveals exact loc of creat or object.</text:p>
          </text:list-item>
          <text:list-item>
            <text:p text:style-name="P77">Fire Storm: Deals 1d6/level fire damage.</text:p>
          </text:list-item>
          <text:list-item>
            <text:p text:style-name="P77">Holy Aura: +4 to AC, +4 resistance, and SR 25 against evil spells for 1 round/level.</text:p>
          </text:list-item>
        </text:list>
        <text:h text:style-name="P33" text:outline-level="3">9th-Level Divine Spells</text:h>
        <text:list xml:id="list170578367" text:style-name="L34">
          <text:list-item>
            <text:p text:style-name="P78">Astral Projection: Projects you and companions onto Astral Plane.</text:p>
          </text:list-item>
          <text:list-item>
            <text:p text:style-name="P78">Etherealness: Travel to Ethereal Plane with companions for 1 min./level.</text:p>
          </text:list-item>
          <text:list-item>
            <text:p text:style-name="P78">Gate: Connects two planes for travel or summoning. Open for 1 round/level.</text:p>
          </text:list-item>
          <text:list-item>
            <text:p text:style-name="P78">Heal, Mass: As heal, but with several subjects.</text:p>
          </text:list-item>
          <text:list-item>
            <text:p text:style-name="P78">Implosion: Kills one creature/round for 4 rounds or until concentration ends.</text:p>
          </text:list-item>
          <text:list-item>
            <text:p text:style-name="P78">Soul Bind: Traps newly dead soul to prevent resurrection.</text:p>
          </text:list-item>
        </text:list>
        <text:h text:style-name="P25" text:outline-level="1">Monsters</text:h>
        <text:h text:style-name="P28" text:outline-level="2">Skills</text:h>
        <text:p text:style-name="P6">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28" text:outline-level="2">Monster Advancement</text:h>
        <text:p text:style-name="P3">To make a tougher monster, add more Hit Dice; each additional HD adds one to their skill and combat bonuses.</text:p>
        <text:p text:style-name="P2">For each doubling of the Hit Dice, increase the dice size for attacks (ie, d4-&gt;d6, d6-&gt;d8, etc). Alternatively, add class levels to intelligent monsters. Start with the base Hit Dice and add levels of Fighter, Rogue, Mage or Cleric as required.</text:p>
        <text:h text:style-name="P28" text:outline-level="2">Create Your Own</text:h>
        <text:p text:style-name="P3">Assign Hit Dice (d8 for most things, d12 for Dragons and Undead).</text:p>
        <text:p text:style-name="P2">Attack bonus and skill level = number of Hit Dice. If it's an intelligent critter, +3 bonus to one skill. Add stat bonuses to suit.</text:p>
        <text:h text:style-name="P33" text:outline-level="3">Sample Characters</text:h>
        <text:list xml:id="list3659152077" text:style-name="L35">
          <text:list-item>
            <text:p text:style-name="P79">Morris, Human Rogue-1: STR 12 (+1), DEX 15 (+2), MIND 12 (+1) hp 13, AC 15 (Studded Leather), Paired Short-swords, +0/+0, d6+1. Skills: Subterfuge +5, all others @ +2</text:p>
          </text:list-item>
          <text:list-item>
            <text:p text:style-name="P79">Kendrick, Dwarf Fighter-1: STR 16 (+3), DEX 13 (+1), MIND 11 (+0) hp 17, AC 17 (Chainmail + shield), Longsword +5, d8+4. Skills: Physical +4, all others @ +1</text:p>
          </text:list-item>
          <text:list-item>
            <text:p text:style-name="P79">Cholmer, Elven Mage-1: STR 12 (+1), DEX 13 (+1), MIND 16 (+3) hp 13, AC 11 (Robes), Quarterstaff +2, d6+1. Skills: Knowledge +4, all others @ +1. Spells: All 0 and 1st level arcane spells.</text:p>
          </text:list-item>
          <text:list-item>
            <text:p text:style-name="P79">Barnabas, Halfling Cleric-1: STR 10 (+0), DEX 16 (+3), MIND 13 (+1) hp 11, AC 18 (Chainmail), Morningstar +1, d8. Skills: Communication +4, all others @ +1. Spells: All 0 and 1st level divine spells.</text:p>
          </text:list-item>
        </text:list>
        <text:h text:style-name="P28" text:outline-level="2">Monster List</text:h>
        <text:h text:style-name="P35" text:outline-level="3">Animal</text:h>
        <text:list xml:id="list1155155254" text:style-name="L36">
          <text:list-item>
            <text:p text:style-name="P80">Badger: HD 1d8+2 (6 hp), AC 15, Claw +4 (1d2-1)</text:p>
          </text:list-item>
          <text:list-item>
            <text:p text:style-name="P80">Black Bear: HD 3d8+6 (19 hp), AC 13, Claw +6 (1d4+4) or bite +1 (1d6+2)</text:p>
          </text:list-item>
          <text:list-item>
            <text:p text:style-name="P80">Brown Bear: HD 6d8+24 (51 hp), AC 15, Claw +11 (1d8+8) or bite +6 <text:soft-page-break/>(2d6+4)</text:p>
          </text:list-item>
          <text:list-item>
            <text:p text:style-name="P80">Boar: HD 3d8+12 (25 hp), AC 16, Gore +4 (1d8+3)</text:p>
          </text:list-item>
          <text:list-item>
            <text:p text:style-name="P80">Cat: HD 1⁄2d8 (2 hp), AC 14, Claw +4 (1d2-4)</text:p>
          </text:list-item>
          <text:list-item>
            <text:p text:style-name="P80">Crocodile: HD 3d8+9 (22 hp), AC 16, Bite +6 (1d8+6) or tail slap +6 (1d12+6)</text:p>
          </text:list-item>
          <text:list-item>
            <text:p text:style-name="P80">Dog: HD 1d8+2 (6 hp), AC 15, Bite +2 (1d4+1)</text:p>
          </text:list-item>
          <text:list-item>
            <text:p text:style-name="P80">Donkey: HD 2d8+2 (11 hp), AC 13, Bite +1 (1d2)</text:p>
          </text:list-item>
          <text:list-item>
            <text:p text:style-name="P80">Eagle: HD 1d8+1 (5 hp), AC 14, Talons +3 (1d4)</text:p>
          </text:list-item>
          <text:list-item>
            <text:p text:style-name="P80">Giant Crocodile: HD 7d8+28 (59 hp), AC 16, Bite +11 (2d8+12) or tail slap +11 (1d12+12)</text:p>
          </text:list-item>
          <text:list-item>
            <text:p text:style-name="P80">Horse (heavy): HD 3d8+6 (19 hp), AC 13, Hoof -1 (1d6+1)</text:p>
          </text:list-item>
          <text:list-item>
            <text:p text:style-name="P80">Mule: HD 3d8+9 (22 hp), AC 13, Hoof +4 (1d4+3)</text:p>
          </text:list-item>
          <text:list-item>
            <text:p text:style-name="P80">Pony: HD 3d8+6 (19 hp), AC 13, Hoof -1 (1d6+1)</text:p>
          </text:list-item>
          <text:list-item>
            <text:p text:style-name="P80">Snake (constrictor): HD 3d8+6 (19 hp), AC 15, Bite +5 (1d3+4), constrict (1d3+4)</text:p>
          </text:list-item>
          <text:list-item>
            <text:p text:style-name="P80">Snake (giant constrictor): HD 11d8+14 (63 hp), AC 15, Bite +13 (1d8+10), constrict (1d8+10)</text:p>
          </text:list-item>
          <text:list-item>
            <text:p text:style-name="P80">Snake (small viper): HD 1d8 (4 hp), AC 17, Bite +4 (1d2-2 plus poison)</text:p>
          </text:list-item>
          <text:list-item>
            <text:p text:style-name="P80">Snake (large viper): HD 3d8+6 (19 hp), AC 15, Bite +4 (1d4 plus poison)</text:p>
          </text:list-item>
          <text:list-item>
            <text:p text:style-name="P80">Snake (huge viper): HD 6d8+6 (33 hp), AC 15, Bite +6 (1d6+4 <text:span text:style-name="T16">plus</text:span> poison)</text:p>
          </text:list-item>
          <text:list-item>
            <text:p text:style-name="P80">War Dog: HD 2d8+4 (13 hp), AC 16, Bite +3 (1d6+3)</text:p>
          </text:list-item>
          <text:list-item>
            <text:p text:style-name="P80">Warhorse (heavy): HD 4d8+12 (30 hp), AC 14, Hoof +6 (1d6+4)</text:p>
          </text:list-item>
          <text:list-item>
            <text:p text:style-name="P80">Warhorse (light): HD 3d8+9 (22 hp), AC 14, Hoof +4 (1d4+3)</text:p>
          </text:list-item>
          <text:list-item>
            <text:p text:style-name="P80">Warpony: HD 2d8+4 (13 hp), AC 13, Hoof +3 (1d3+2)</text:p>
          </text:list-item>
          <text:list-item>
            <text:p text:style-name="P80">Wolf: HD 2d8+4 (13 hp), AC 14, Bite +3 (1d6+1)</text:p>
          </text:list-item>
          <text:list-item>
            <text:p text:style-name="P80">Ankheg: HD 3d10+12 (28hp), AC 18, Bite +7 (2d6+7 plus 1d4 acid)</text:p>
          </text:list-item>
          <text:list-item>
            <text:p text:style-name="P80">Assassin Vine: HD 4d8+12 (30 hp), AC 15, Slam +7 (1d6+7), constrict (1d6+7)</text:p>
          </text:list-item>
          <text:list-item>
            <text:p text:style-name="P80">Bugbear: HD 3d8+3 (16 hp), AC 17, Morningstar +5 (1d8+2) or javelin +3 (1d6+2)</text:p>
          </text:list-item>
          <text:list-item>
            <text:p text:style-name="P80">Choker: HD 3d8+3 (16 hp), AC 17, Tentacle +6 (1d3+3)</text:p>
          </text:list-item>
          <text:list-item>
            <text:p text:style-name="P80">Cockatrice: HD 5d10 (27 hp), AC 14, Bite +9 (1d4-2 plus petrification, DC 12 phys+STR to negate)</text:p>
          </text:list-item>
        </text:list>
        <text:h text:style-name="P33" text:outline-level="3">Dinosaur</text:h>
        <text:list xml:id="list3165870324" text:style-name="L37">
          <text:list-item>
            <text:p text:style-name="P81">Deinonychus: HD 4d8+16 (34 hp), AC 16, Talons +6 (2d6+4)</text:p>
          </text:list-item>
          <text:list-item>
            <text:p text:style-name="P81">Megaraptor: HD 8d8+43 (79 hp), AC 16, Talons +9 (2d8+5) or bite +4 (2d6+2)</text:p>
          </text:list-item>
          <text:list-item>
            <text:p text:style-name="P82">Triceratops: HD 16d8+124 (196 hp), AC 18, Gore +20 (2d8+15)</text:p>
          </text:list-item>
          <text:list-item>
            <text:p text:style-name="P82">Tyrannosaurus: HD 18d8+99 (180 hp), AC 14, Bite +20 (3d6+13)</text:p>
          </text:list-item>
        </text:list>
        <text:h text:style-name="P33" text:outline-level="3">Dire Animal</text:h>
        <text:list xml:id="list1708229828" text:style-name="L38">
          <text:list-item>
            <text:p text:style-name="P16">Dire Bear: HD 12d8+51 (105 hp), AC 17, Claw +19 (2d4+10) and bite +13 (2d8+5) </text:p>
          </text:list-item>
          <text:list-item>
            <text:p text:style-name="P16">Dire Rat: HD 1d8+1 (5 hp), AC 15, Bite +4 (1d4 plus disease) </text:p>
          </text:list-item>
          <text:list-item>
            <text:p text:style-name="P16">Dire Wolf: HD 6d8+18 (45 hp), AC 14, Bite +11 (1d8+10)</text:p>
          </text:list-item>
        </text:list>
        <text:h text:style-name="P33" text:outline-level="3">Dragon</text:h>
        <text:list xml:id="list2690268460" text:style-name="L39">
          <text:list-item>
            <text:p text:style-name="P83">Young Red: HD 13d12+39 (123 hp), AC 21, Bite +20 (2d6+7) or Breath 10d10 DC24 phys+DEX to dodge for half</text:p>
          </text:list-item>
          <text:list-item>
            <text:p text:style-name="P83">Very Old Red: HD 31d12+248 (449 hp), AC 36, Bite +40 (4d6+13) or breath 18d10 fire, DC 33 phys+DEX to dodge for half</text:p>
          </text:list-item>
          <text:list-item>
            <text:p text:style-name="P83">Adult Gold: HD 23d12+115 (264 hp), AC 30, Bite +32 (2d8+11) or breath 12d10 fire, DC 26 phys+DEX to dodge for half</text:p>
          </text:list-item>
          <text:list-item>
            <text:p text:style-name="P83">Young Adult Silver: HD 19d12+79 (202 hp), AC 28, Bite +24 (2d6+6) or breath 10d8 cold, DC 23 phys+DEX to dodge for half</text:p>
          </text:list-item>
        </text:list>
        <text:h text:style-name="P33" text:outline-level="3"><text:soft-page-break/>Creatures</text:h>
        <text:list xml:id="list3758047684" text:style-name="L40">
          <text:list-item>
            <text:p text:style-name="P84">Dwarf: HD 1d8+2 (6 hp), AC 16, Waraxe +3 (1d10+1) or shortbow +1 (1d6)</text:p>
          </text:list-item>
          <text:list-item>
            <text:p text:style-name="P84">Earth Elemental (large): HD 8d8+32 (68 hp), AC 18, Slam +12 (2d8+7)</text:p>
          </text:list-item>
          <text:list-item>
            <text:p text:style-name="P84">Elf: HD 1d8 (4 hp), AC 15, Longsword +2 (1d8+1) or longbow +3 (1d8)</text:p>
          </text:list-item>
          <text:list-item>
            <text:p text:style-name="P84">Gargoyle: HD 4d8+19 (37 hp), AC 16, Claw +6 (1d4+2)</text:p>
          </text:list-item>
          <text:list-item>
            <text:p text:style-name="P84">Gelatinous Cube: HD 4d10+32 (54 hp), AC 3, Slam +1 (1d6 +1d6 acid) plus engulf (paralysis + 1d6 acid/round, DC 13 phys+DEX to negate)</text:p>
          </text:list-item>
          <text:list-item>
            <text:p text:style-name="P84">Ghoul: HD 2d12 (13 hp), AC 14, Bite +2 (1d6+1 plus paralysis) or claws +0 (1d3 plus paralysis)</text:p>
          </text:list-item>
          <text:list-item>
            <text:p text:style-name="P84">Gnoll: HD 2d8+2 (11 hp), AC 15, Battle-axe +3 (1d8+2) or shortbow +1 (1d6)</text:p>
          </text:list-item>
          <text:list-item>
            <text:p text:style-name="P84">Goblin: HD 1d8+1 (5 hp), AC 15, Morningstar +2 (1d6) or javelin +3 (1d4)</text:p>
          </text:list-item>
          <text:list-item>
            <text:p text:style-name="P84">Griffon: HD 7d10+21 (59 hp), AC 17, Bite +11 (2d6+4)</text:p>
          </text:list-item>
          <text:list-item>
            <text:p text:style-name="P84">Halfling: HD 1d8+1 (5 hp), AC 16, Shortsword +3 (1d6) or light crossbow +3 (1d6)</text:p>
          </text:list-item>
          <text:list-item>
            <text:p text:style-name="P84">Hellhound: HD 4d8+4 (22 hp), AC 16, Bite +5 (1d8+1 plus 1d6 fire)</text:p>
          </text:list-item>
          <text:list-item>
            <text:p text:style-name="P84">Hill Giant: HD 12d8+48 (102 hp), AC 20, Great-club +16 (2d8+10) or rock +8 (2d6+7)</text:p>
          </text:list-item>
          <text:list-item>
            <text:p text:style-name="P84">Hobgoblin: HD 1d8+2 (6 hp), AC 15, Longsword +2 (1d8+1) or javelin +2 (1d6+1)</text:p>
          </text:list-item>
          <text:list-item>
            <text:p text:style-name="P84">Human Commoner: HD 1d8+1 (5 hp), AC 12, Dagger +1 (1d6+1) or sling +1 (1d4)</text:p>
          </text:list-item>
          <text:list-item>
            <text:p text:style-name="P84">Kobold: HD 1d8 (4 hp), AC 15, Spear +1 (1d6-1) or sling +3 (1d3)</text:p>
          </text:list-item>
          <text:list-item>
            <text:p text:style-name="P84">Lizardfolk: HD 2d8+2 (11 hp), AC 15, Claw +2 (1d4+1) or club +2 (1d6+1) or javelin +1 (1d6+1)</text:p>
          </text:list-item>
          <text:list-item>
            <text:p text:style-name="P84">Nymph: HD 6d6+6 (27 hp), AC 17, Dagger +6 (1d4) or stunning glance (unable to act for 2d4 rounds, DC 17 phys+STR to negate)</text:p>
          </text:list-item>
          <text:list-item>
            <text:p text:style-name="P84">Ogre: HD 4d8+11 (29 hp), AC 16, Greatclub +8 (2d8+7) or javelin +1 (1d8+5)</text:p>
          </text:list-item>
          <text:list-item>
            <text:p text:style-name="P84">Orc: HD 1d8+1 (5 hp), AC 13, Falchion +4 (2d4+4) or javelin +1 (1d6+3)</text:p>
          </text:list-item>
          <text:list-item>
            <text:p text:style-name="P84">Otyugh: HD 6d8+9 (36 hp), AC 17, Tentacle +4 (1d6 plus disease)</text:p>
          </text:list-item>
          <text:list-item>
            <text:p text:style-name="P84">Owlbear: HD 5d10+25 (52 hp), AC 15, Claw +9 (1d6+5)Rust Monster: HD 5d8+5 (27 hp), AC 18, Antennae touch +3 (rust)</text:p>
          </text:list-item>
          <text:list-item>
            <text:p text:style-name="P84">Shadow: HD 3d12 (19 hp), AC 13, Incorporeal touch +3 (1d6 Str)</text:p>
          </text:list-item>
          <text:list-item>
            <text:p text:style-name="P84">Shambling Mound: HD 8d8+24 (60 hp), AC 20, Slam +11 (2d6+5), constrict (2d6+7)</text:p>
          </text:list-item>
          <text:list-item>
            <text:p text:style-name="P84">Skeleton Warrior: HD 1d12 (6 hp), AC 15, Scimitar +1 (1d6+1) or claw +1 melee (1d4+1)</text:p>
          </text:list-item>
          <text:list-item>
            <text:p text:style-name="P84">Stirge: HD 1d10 (5 hp), AC 16, Touch +7 (attach)</text:p>
          </text:list-item>
          <text:list-item>
            <text:p text:style-name="P84">Stone Golem: HD 14d10+30 (107 hp), AC 26, Slam +18 (2d10+9)</text:p>
          </text:list-item>
          <text:list-item>
            <text:p text:style-name="P84">Treant: HD 7d8+35 (66 hp), AC 20, Slam +12 (2d6+9)</text:p>
          </text:list-item>
          <text:list-item>
            <text:p text:style-name="P84">Troll: HD 6d8+36 (63 hp), AC 16, Claw +9 (1d6+6)</text:p>
          </text:list-item>
          <text:list-item>
            <text:p text:style-name="P84">Vampire: HD 4d12+3 (29 hp), AC 15, Slam +5 (1d6+4 plus energy drain -1 level, DC 14 phys+STR to negate) or blood drain (-1d4 STR)</text:p>
          </text:list-item>
        </text:list>
        <text:h text:style-name="P36" text:outline-level="3">Vermin</text:h>
        <text:list xml:id="list118282035" text:style-name="L41">
          <text:list-item>
            <text:p text:style-name="P85">Monstrous Scorpion (tiny): HD 1⁄2d8+2 (4 hp), AC 14, Claw+2 (1d2-4) or sting -3 (1d2-4 plus poison)</text:p>
          </text:list-item>
          <text:list-item>
            <text:p text:style-name="P85">Monstrous Scorpion (small): HD 1d8+2 (6 hp), AC 14, Claw+1 (1d3-1) or sting -4 (1d3-1 plus poison)</text:p>
          </text:list-item>
          <text:list-item>
            <text:p text:style-name="P85">Monstrous Scorpion (large): HD 5d8+10 (32 hp), AC 16, Claw+6 (1d6+4) or sting +1 (1d6+2 plus poison)</text:p>
          </text:list-item>
          <text:list-item>
            <text:p text:style-name="P85">Monstrous Scorpion (huge): HD 10d8+30 (75 hp), AC 20, Claw+11 (1d8+6) or sting +6 (2d4+3 plus poison)</text:p>
          </text:list-item>
          <text:list-item>
            <text:p text:style-name="P85">Monstrous Spider (small): HD 1d8 (4 hp), AC 14, Bite +4 (1d4-2 plus <text:soft-page-break/>poison)</text:p>
          </text:list-item>
          <text:list-item>
            <text:p text:style-name="P85">Monstrous Spider (large): HD 4d8+4 (22 hp), AC 14, Bite +4 (1d8+3 plus poison)</text:p>
          </text:list-item>
          <text:list-item>
            <text:p text:style-name="P85">Monstrous Spider (huge): HD 8d8+16 (52 hp), AC 16, Bite +9 (2d6+6 plus poison)</text:p>
          </text:list-item>
          <text:list-item>
            <text:p text:style-name="P85">Werewolf, Human Form: HD 3d8+7 (20 hp), AC 17, Longsword +3 (1d8+1) or light crossbow +2 (1d8)</text:p>
          </text:list-item>
          <text:list-item>
            <text:p text:style-name="P85">Werewolf, Wolf Form: HD 3d8+7 (20 hp), AC 16, Bite +5 (1d6+3)</text:p>
          </text:list-item>
          <text:list-item>
            <text:p text:style-name="P85">Werewof, Hybrid Form: HD 3d8+7 (20 hp), AC 16, Claw +4 (1d4+2)</text:p>
          </text:list-item>
          <text:list-item>
            <text:p text:style-name="P85">Wight: HD 4d12 (26 hp), AC 15, Slam +3 (1d4+1 plus energy drain)</text:p>
          </text:list-item>
          <text:list-item>
            <text:p text:style-name="P85">Wraith: HD 5d12 (32 hp), AC 15, Incorporeal touch +5 (1d4 plus -1d6 STR, DC 14 phys+STR to negate)</text:p>
          </text:list-item>
          <text:list-item>
            <text:p text:style-name="P85">Wyvern: HD 7d12+14 (59 hp), AC 18, Sting +10 (1d6+4 plus poison) or Talon +10 (2d6+4) or Bite +10 (2d8+4)</text:p>
          </text:list-item>
          <text:list-item>
            <text:p text:style-name="P86">Zombie: HD 2d12+3 (16 hp), AC 11, Slam +2 (1d6+1) or club +2 melee (1d6+1)</text:p>
          </text:list-item>
        </text:list>
        <text:h text:style-name="P24" text:outline-level="1">Expert Rules</text:h>
        <text:p text:style-name="P3">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28" text:outline-level="2">Races</text:h>
        <text:list xml:id="list101764325" text:style-name="L42">
          <text:list-item>
            <text:p text:style-name="P87">Gnomes get +1 to DEX, +1 to MIND</text:p>
          </text:list-item>
          <text:list-item>
            <text:p text:style-name="P87">Half-orcs get +4 to STR, -2 to MIND</text:p>
          </text:list-item>
          <text:list-item>
            <text:p text:style-name="P87">Half-elves get +1 to DEX, and +1 to any 2 Skills</text:p>
          </text:list-item>
          <text:list-item>
            <text:p text:style-name="P87">Lizardmen get +2 to STR, +2 to Dex, -2 to MIND</text:p>
          </text:list-item>
        </text:list>
        <text:h text:style-name="P28" text:outline-level="2">Classes</text:h>
        <text:list xml:id="list3369144099" text:style-name="L43">
          <text:list-item>
            <text:p text:style-name="P17"><text:span text:style-name="T4">Paladins</text:span><text:span text:style-name="T8">: </text:span>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 </text:p>
          </text:list-item>
          <text:list-item>
            <text:p text:style-name="P17"><text:span text:style-name="T2">Rangers</text:span>: Can use light or medium armor and can use shields. They are +1 to hit and damage with ranged weapons and only incur a -1 to hit penalty when fighting with 2 weapons. They have a +3 bonus to Survival. </text:p>
          </text:list-item>
          <text:list-item>
            <text:p text:style-name="P17"><text:span text:style-name="T2">Illusionists</text:span>: Wear no armor. They can cast Illusionist spells and gain a +2 bonus to Communication and a +1 bonus to Subterfuge. Characters must have a minimum DEX score of 13 to be Illusionists. </text:p>
          </text:list-item>
          <text:list-item>
            <text:p text:style-name="P17"><text:span text:style-name="T2">Druids</text:span>: Wear any non-metal armor or shield. They cast Druid spells and gain +2 to Knowledge and +2 to Survival. Druids are immune to the spell-like effects of woodland fey. At 3rd level a Druid can pass without trace at will. At 7th level a Druid can assume the form of any small or medium sized animal up to 3 times per day. A Druid heals 2hp per level when changing back into his human form. </text:p>
          </text:list-item>
          <text:list-item>
            <text:p text:style-name="P18"><text:span text:style-name="T2">Bards</text:span>: 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list-item>
        </text:list>
        <text:h text:style-name="P32" text:outline-level="2"/>
        <text:h text:style-name="P31" text:outline-level="2">Skills</text:h>
        <text:p text:style-name="P11">Microlite20 Expert Rules adds a new, 5th skill: Survival. Survival is used for things like tracking, foraging, setting or spotting snares, hunting, finding water or rare herbs, determining direction, and the like. Only Rangers and Druids are specialized with this skill.</text:p>
        <text:h text:style-name="P28" text:outline-level="2">Heroism</text:h>
        <text:p text:style-name="P6">While Microlite20 certainly simplifies your game by declining the use of the endless array of "Feats" available in the SRD, this can sometimes decrease Microlite20's <text:span text:style-name="T12">intended</text:span> compatibility with some d20 adventures, with respects to power level. Heroism is intended to relieve some of that disparity.</text:p>
        <text:p text:style-name="P6">Heroism is a bonus equal to the character's level (<text:span text:style-name="T20">+1 </text:span><text:span text:style-name="T21">at</text:span> 1st, <text:span text:style-name="T20">+2</text:span> at 2nd, etc) and may be applied three times per day to any of the following:</text:p>
        <text:section text:style-name="Sect3" text:name="Section5">
          <text:list xml:id="list3601244729" text:style-name="L44">
            <text:list-item>
              <text:p text:style-name="P88">Attack Bonus</text:p>
            </text:list-item>
            <text:list-item>
              <text:p text:style-name="P88">Damage</text:p>
            </text:list-item>
            <text:list-item>
              <text:p text:style-name="P88">Saving Throw</text:p>
            </text:list-item>
            <text:list-item>
              <text:p text:style-name="P88">Skill Check</text:p>
            </text:list-item>
            <text:list-item>
              <text:p text:style-name="P88">Spell DC</text:p>
            </text:list-item>
          </text:list>
        </text:section>
        <text:h text:style-name="P28" text:outline-level="2">Magic</text:h>
        <text:p text:style-name="P6">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list xml:id="list1334208882" text:style-name="L45">
          <text:list-item>
            <text:p text:style-name="P89">Extending: Makes a spell last twice as long as it normally would. An Extended spell costs an additional 2hp.</text:p>
          </text:list-item>
          <text:list-item>
            <text:p text:style-name="P89">Empowering: Makes a spell do 50% more damage than it normally would. An Empowered spell costs an additional 4hp.</text:p>
          </text:list-item>
          <text:list-item>
            <text:p text:style-name="P89">Widening: Makes a spell's area of effect twice as big as it would normally be. A Widened spell costs an additional 6hp.</text:p>
          </text:list-item>
        </text:list>
        <text:h text:style-name="P25" text:outline-level="1">Spell Lists</text:h>
        <text:h text:style-name="P28" text:outline-level="2">Illusionist Spells</text:h>
        <text:h text:style-name="P33" text:outline-level="3">0-Level Illusionist Spells</text:h>
        <text:list xml:id="list3327214660" text:style-name="L46">
          <text:list-item>
            <text:p text:style-name="P90">Arcane Mark: Inscribes a permanent personal rune (visible or invisible).</text:p>
          </text:list-item>
          <text:list-item>
            <text:p text:style-name="P90">Dancing Lights: Creates torches or other lights for 1 minute.</text:p>
          </text:list-item>
          <text:list-item>
            <text:p text:style-name="P90">Detect Illusion: Detects Illusions in a 60' radius for 1 minute per level.</text:p>
          </text:list-item>
          <text:list-item>
            <text:p text:style-name="P90">Ghost Sound: Figment sounds for 1 round/level.</text:p>
          </text:list-item>
          <text:list-item>
            <text:p text:style-name="P90">Prestidigitation: Performs minor tricks for 1 hour.</text:p>
          </text:list-item>
          <text:list-item>
            <text:p text:style-name="P90">Read Magic: Read Scrolls and Spellbooks for 10/min per level.</text:p>
          </text:list-item>
        </text:list>
        <text:h text:style-name="P33" text:outline-level="3">1st-Level Illusionist Spells</text:h>
        <text:list xml:id="list509254390" text:style-name="L47">
          <text:list-item>
            <text:p text:style-name="P91">Charm Person: Makes one person your friend for 1 hour per level.</text:p>
          </text:list-item>
          <text:list-item>
            <text:p text:style-name="P91">Color Spray: Incapacitates creatures within a 15' cone.</text:p>
          </text:list-item>
          <text:list-item>
            <text:p text:style-name="P91">Disguise Self: Changes your appearance for 10 minutes per level.</text:p>
          </text:list-item>
          <text:list-item>
            <text:p text:style-name="P91">Hypnotism: Fascinates 2d4 HD of creatures for 2d4 rounds.</text:p>
          </text:list-item>
          <text:list-item>
            <text:p text:style-name="P91">Silent Image: Creates minor illusion of your design.</text:p>
          </text:list-item>
          <text:list-item>
            <text:p text:style-name="P91">Ventriloquism: Throws voice for 1 minute per level.</text:p>
          </text:list-item>
        </text:list>
        <text:h text:style-name="P33" text:outline-level="3">2nd-Level Illusionist Spells</text:h>
        <text:list xml:id="list818565557" text:style-name="L48">
          <text:list-item>
            <text:p text:style-name="P92">Blur: Caster gains +4 to AC, cannot be Sneak Attacked for 1 minute per level.</text:p>
          </text:list-item>
          <text:list-item>
            <text:p text:style-name="P92">Hideous Laughter: Subject loses actions for 1 round/level.</text:p>
          </text:list-item>
          <text:list-item>
            <text:p text:style-name="P92">Hypnotic Pattern: Fascinates 2d4+level HD of creatures for concentration plus 2 rounds.</text:p>
          </text:list-item>
          <text:list-item>
            <text:p text:style-name="P92">Invisibility: Subject is invisible for 1 minute/level or until it attacks.</text:p>
          </text:list-item>
          <text:list-item>
            <text:p text:style-name="P92">Minor Image: As Silent Image plus some sound.</text:p>
          </text:list-item>
          <text:list-item>
            <text:p text:style-name="P92">Mirror Image: Creates 1d4+1 decoys of caster for 1 minute per level.</text:p>
          </text:list-item>
        </text:list>
        <text:h text:style-name="P33" text:outline-level="3"><text:soft-page-break/>3rd-Level Illusionist Spells</text:h>
        <text:list xml:id="list855573528" text:style-name="L49">
          <text:list-item>
            <text:p text:style-name="P93">Daylight: 60' radius of daylight for 10 minute/level.</text:p>
          </text:list-item>
          <text:list-item>
            <text:p text:style-name="P93">Deep Slumber: Puts 10HD of creatures to sleep for 1 minute per level.</text:p>
          </text:list-item>
          <text:list-item>
            <text:p text:style-name="P93">Displacement: Attacks against the subject miss 50% of the time for 1 round/level.</text:p>
          </text:list-item>
          <text:list-item>
            <text:p text:style-name="P93">Invisibility Sphere: Makes everyone within 10' invisible.</text:p>
          </text:list-item>
          <text:list-item>
            <text:p text:style-name="P93">Major Image: As minor image, plus sound, smell, and thermal effects.</text:p>
          </text:list-item>
        </text:list>
        <text:h text:style-name="P33" text:outline-level="3">4th-Level Illusionist Spells</text:h>
        <text:list xml:id="list133307756" text:style-name="L50">
          <text:list-item>
            <text:p text:style-name="P94">Charm Monster: Make one monster believe it is your ally for 1 day/level.</text:p>
          </text:list-item>
          <text:list-item>
            <text:p text:style-name="P94">Confusion: Subjects behave oddly for 1 round/level.</text:p>
          </text:list-item>
          <text:list-item>
            <text:p text:style-name="P94">Invisibility, Greater: As invisibility, but subject can attack and stay invisible.</text:p>
          </text:list-item>
          <text:list-item>
            <text:p text:style-name="P94">Minor Creation: Create one cloth or wood object.</text:p>
          </text:list-item>
          <text:list-item>
            <text:p text:style-name="P94">Phantasmal Killer: Fearsome illusion kills subject or deals 3d6 damage.</text:p>
          </text:list-item>
          <text:list-item>
            <text:p text:style-name="P94">Rainbow Pattern: Lights Fascinate 24HD of creatures for concentration plus 1rnd/level.</text:p>
          </text:list-item>
        </text:list>
        <text:h text:style-name="P33" text:outline-level="3">5th-Level Illusionist Spells</text:h>
        <text:list xml:id="list998524617" text:style-name="L51">
          <text:list-item>
            <text:p text:style-name="P95">Break Enchantment: Frees subjects from enchantments, alterations, curses, and petrification.</text:p>
          </text:list-item>
          <text:list-item>
            <text:p text:style-name="P95">Dominate Person: Controls subject telepathically for 1 day/level.</text:p>
          </text:list-item>
          <text:list-item>
            <text:p text:style-name="P95">Major Creation: As minor creation, plus stone or metal.</text:p>
          </text:list-item>
          <text:list-item>
            <text:p text:style-name="P95">Persistent Image: As major image, but no concentration required; 1 minute/level.</text:p>
          </text:list-item>
          <text:list-item>
            <text:p text:style-name="P95">Seeming: Changes appearance of 1 person per 2 levels for 12 hours.</text:p>
          </text:list-item>
          <text:list-item>
            <text:p text:style-name="P95">Sending: Delivers short message anywhere, instantly.</text:p>
          </text:list-item>
        </text:list>
        <text:h text:style-name="P33" text:outline-level="3">6th-Level Illusionist Spells</text:h>
        <text:list xml:id="list2998058573" text:style-name="L52">
          <text:list-item>
            <text:p text:style-name="P96">Mislead: Turns you invisible and creates illusory double.</text:p>
          </text:list-item>
          <text:list-item>
            <text:p text:style-name="P96">Permanent Image: Permanent illusion with sight, sound, and smell controlled by concentration.</text:p>
          </text:list-item>
          <text:list-item>
            <text:p text:style-name="P96">Programmed Image: As major image, triggered by specific event.</text:p>
          </text:list-item>
          <text:list-item>
            <text:p text:style-name="P96">Shadow Walk: Step into shadow and travel rapidly; 50mph for 1 hour/level.</text:p>
          </text:list-item>
          <text:list-item>
            <text:p text:style-name="P96">Suggestion, Mass: As suggestion, plus one subject per level.</text:p>
          </text:list-item>
          <text:list-item>
            <text:p text:style-name="P96">True Seeing: Lets you see things as they truly are.</text:p>
          </text:list-item>
        </text:list>
        <text:h text:style-name="P33" text:outline-level="3">7th-Level Illusionist Spells</text:h>
        <text:list xml:id="list3606556691" text:style-name="L53">
          <text:list-item>
            <text:p text:style-name="P97">Invisibility, Mass: As invisibility, but affects all in range.</text:p>
          </text:list-item>
          <text:list-item>
            <text:p text:style-name="P97">Phase Door: Creates invisible passage through wood and stone.</text:p>
          </text:list-item>
          <text:list-item>
            <text:p text:style-name="P97">Power Word: Blind: Blinds creature with 200hp or less.</text:p>
          </text:list-item>
          <text:list-item>
            <text:p text:style-name="P97">Prismatic Spray: 60' Cone-shaped burst of rays for variety of effects.</text:p>
          </text:list-item>
          <text:list-item>
            <text:p text:style-name="P97">Project Image: Illusory double can talk and cast spells at medium range for 1 round/level.</text:p>
          </text:list-item>
          <text:list-item>
            <text:p text:style-name="P97">Weird: As phantasmal killer, but affects all within 30'.</text:p>
          </text:list-item>
        </text:list>
        <text:h text:style-name="P28" text:outline-level="2">Druid Spells</text:h>
        <text:h text:style-name="P33" text:outline-level="3">0-Level Druid Spells</text:h>
        <text:list xml:id="list2697877719" text:style-name="L54">
          <text:list-item>
            <text:p text:style-name="P98">Create Water: Creates 2 gallons/level of pure water.</text:p>
          </text:list-item>
          <text:list-item>
            <text:p text:style-name="P98">Detect Magic: Detects spells and magic items within 60' for 1 minute per level.</text:p>
          </text:list-item>
          <text:list-item>
            <text:p text:style-name="P98">Detect Poison: Detects poison in one creature or object.</text:p>
          </text:list-item>
          <text:list-item>
            <text:p text:style-name="P98">Mending: Makes minor repairs on an object.</text:p>
          </text:list-item>
          <text:list-item>
            <text:p text:style-name="P98">Read Magic: Read scrolls and spellbooks.</text:p>
          </text:list-item>
          <text:list-item>
            <text:p text:style-name="P98">Resistance: Subject gains +1 on saving throws for 1 minute.</text:p>
          </text:list-item>
        </text:list>
        <text:h text:style-name="P33" text:outline-level="3">1st-Level Druid Spells</text:h>
        <text:list xml:id="list3133001048" text:style-name="L55">
          <text:list-item>
            <text:p text:style-name="P19">Entangle: Plants entangle everyone in 40' radius for 1 minute/ level. </text:p>
          </text:list-item>
          <text:list-item>
            <text:p text:style-name="P19">Faerie Fire: Outlines subjects with light for 1 minute/level, cancels blur, invisibility, etc. </text:p>
          </text:list-item>
          <text:list-item>
            <text:p text:style-name="P19"><text:soft-page-break/>Goodberry: 2d4 berries each cure 1 hp (max 8 hp/24 hours). </text:p>
          </text:list-item>
          <text:list-item>
            <text:p text:style-name="P19">Obscuring Mist: Fog surrounds you, provides concealment for 1 minute/level </text:p>
          </text:list-item>
          <text:list-item>
            <text:p text:style-name="P19">Produce Flame: 1d6 damage +1/level, touch or thrown. </text:p>
          </text:list-item>
          <text:list-item>
            <text:p text:style-name="P19">Speak with Animals: You can communicate with animals for 1min/level. </text:p>
          </text:list-item>
        </text:list>
        <text:h text:style-name="P33" text:outline-level="3"><text:span text:style-name="T9">2nd</text:span>-Level Druid Spells</text:h>
        <text:list xml:id="list1064628" text:style-name="L56">
          <text:list-item>
            <text:p text:style-name="P20">Barkskin: Grants +2 or higher bonus to AC for for 10min/level. </text:p>
          </text:list-item>
          <text:list-item>
            <text:p text:style-name="P20">Gust of Wind: Blows away or knocks down smaller creatures. </text:p>
          </text:list-item>
          <text:list-item>
            <text:p text:style-name="P20">Heat Metal: Makes metal so hot it damages those who touch it </text:p>
          </text:list-item>
          <text:list-item>
            <text:p text:style-name="P20">Summon Swarm: Summons swarm of bats, rats, or spiders for concentration plus 2 rounds </text:p>
          </text:list-item>
          <text:list-item>
            <text:p text:style-name="P20">Tree Shape: You look exactly like a tree for 1hour/level. </text:p>
          </text:list-item>
          <text:list-item>
            <text:p text:style-name="P20">Warp Wood: Bends wood within 20' radius. </text:p>
          </text:list-item>
        </text:list>
        <text:h text:style-name="P33" text:outline-level="3"><text:span text:style-name="T9">3rd</text:span>-Level Druid Spells</text:h>
        <text:list xml:id="list2882967871" text:style-name="L57">
          <text:list-item>
            <text:p text:style-name="P21">Call Lightning: Calls down 3d6-damage lightning bolts from the sky once per round for 1min/level. </text:p>
          </text:list-item>
          <text:list-item>
            <text:p text:style-name="P21">Protection from Energy: Absorb 12 points/level of damage from one kind of energy for 10min/level. </text:p>
          </text:list-item>
          <text:list-item>
            <text:p text:style-name="P21">Speak with Plants: You can talk to normal plants and plant creatures for 1min/level. </text:p>
          </text:list-item>
          <text:list-item>
            <text:p text:style-name="P21">Spike Growth: For 1hr/level, creatures in area take d4 damage per 5' movement, may be slowed. </text:p>
          </text:list-item>
          <text:list-item>
            <text:p text:style-name="P21">Stone Shape: Sculpts stone into any shape. </text:p>
          </text:list-item>
          <text:list-item>
            <text:p text:style-name="P21">Water Breathing: Subjects can breathe under water for 2 hours/level divided by number of subjects. </text:p>
          </text:list-item>
        </text:list>
        <text:h text:style-name="P33" text:outline-level="3"><text:span text:style-name="T9">4th</text:span>-Level Druid Spells</text:h>
        <text:list xml:id="list1823068078" text:style-name="L58">
          <text:list-item>
            <text:p text:style-name="P22">Air Walk: Subject treads on air for 10min/level </text:p>
          </text:list-item>
          <text:list-item>
            <text:p text:style-name="P22">Anti-Plant Shell: Keeps animated plants at bay for 10min/level, 10' radius. </text:p>
          </text:list-item>
          <text:list-item>
            <text:p text:style-name="P22">Ice Storm: Hail does 5d6 damage in cylinder 40' across </text:p>
          </text:list-item>
          <text:list-item>
            <text:p text:style-name="P22">Reincarnate: Brings dead subject back in random body. </text:p>
          </text:list-item>
          <text:list-item>
            <text:p text:style-name="P22">Repel Vermin: Insects, spiders, and other vermin stay 10' away for 10min/level. </text:p>
          </text:list-item>
          <text:list-item>
            <text:p text:style-name="P22">Spike Stones: Creatures in area take 1d8 damage, may be slowed.</text:p>
          </text:list-item>
        </text:list>
        <text:h text:style-name="P33" text:outline-level="3"><text:span text:style-name="T9">6th</text:span>-Level Druid Spells</text:h>
        <text:list xml:id="list2404933168" text:style-name="L59">
          <text:list-item>
            <text:p text:style-name="P99">Fire Seeds: Creates Acorn Grenades (1d6 fire dmg/lvl divided among up to 4 seeds) that explode in a 10' radius and ignite combustibles. </text:p>
          </text:list-item>
          <text:list-item>
            <text:p text:style-name="P99">LiveOak: Oak becomes treant guardian. </text:p>
          </text:list-item>
          <text:list-item>
            <text:p text:style-name="P99">Move Earth: Digs trenches and builds hills, in an area up to 750' square and 10' deep. </text:p>
          </text:list-item>
          <text:list-item>
            <text:p text:style-name="P99">Stone Tell: Talk to natural or worked stone for 1min/lvl. </text:p>
          </text:list-item>
          <text:list-item>
            <text:p text:style-name="P99">Transport via Plants: Move instantly from one plant to an- other of its type anywhere. </text:p>
          </text:list-item>
          <text:list-item>
            <text:p text:style-name="P99">Wall of Stone: Creates a wall of stone that can be shaped. </text:p>
          </text:list-item>
        </text:list>
        <text:h text:style-name="P33" text:outline-level="3"><text:span text:style-name="T9">7th</text:span>-Level Druid Spells</text:h>
        <text:list xml:id="list3811487590" text:style-name="L60">
          <text:list-item>
            <text:p text:style-name="P100">Changestaff: Your staff becomes a treant on command. </text:p>
          </text:list-item>
          <text:list-item>
            <text:p text:style-name="P100">Control Weather: Changes weather in local area. </text:p>
          </text:list-item>
          <text:list-item>
            <text:p text:style-name="P100">Earthquake: Intense tremor shakes 80' radius, collapsing ceilings, opening fissures, etc. </text:p>
          </text:list-item>
          <text:list-item>
            <text:p text:style-name="P100">Finger of Death: Kills one subject. </text:p>
          </text:list-item>
          <text:list-item>
            <text:p text:style-name="P100">Fire Storm: Does 1d6/lvl fire damage to 2 10' cubes per level. </text:p>
          </text:list-item>
          <text:list-item>
            <text:p text:style-name="P100">Wind Walk: You and your allies turn vaporous and travel at up to 60mph for 1 hour/level.</text:p>
          </text:list-item>
        </text:list>
        <text:h text:style-name="P25" text:outline-level="1"/>
        <text:h text:style-name="P26" text:outline-level="1"><text:soft-page-break/>Game Master’s Guide</text:h>
        <text:h text:style-name="P28" text:outline-level="2">Disease</text:h>
        <text:p text:style-name="P6">Diseases have various symptoms and are spread through a number of ways. Several typical diseases are summarized below.</text:p>
        <text:p text:style-name="P6">The entries for diseases include the following information:</text:p>
        <text:list xml:id="list2130755381" text:style-name="L61">
          <text:list-item>
            <text:p text:style-name="P101">Name of the disease: Type, DC, incubation, damage.</text:p>
          </text:list-item>
          <text:list-item>
            <text:p text:style-name="P101">Type lists the disease’s method of delivery (contact, inhaled, or injury).</text:p>
          </text:list-item>
          <text:list-item>
            <text:p text:style-name="P101">DC lists the phys+STR check DC needed to prevent infection.</text:p>
          </text:list-item>
          <text:list-item>
            <text:p text:style-name="P101">Incubation lists the time before damage begins.</text:p>
          </text:list-item>
          <text:list-item>
            <text:p text:style-name="P102">Damage lists the ability damage the character takes after incubation and each day afterward.</text:p>
          </text:list-item>
        </text:list>
        <text:h text:style-name="P37" text:outline-level="3">Disease List</text:h>
        <text:list xml:id="list2801165396" text:style-name="L62">
          <text:list-item>
            <text:p text:style-name="P103">Cackle Fever: Inhaled, DC 16, 1 day, -1d6 MIND.</text:p>
          </text:list-item>
          <text:list-item>
            <text:p text:style-name="P103">Filth Fever: Injury, DC 12, 1d3 days, -1d3 DEX and -1d3 STR.</text:p>
          </text:list-item>
          <text:list-item>
            <text:p text:style-name="P103">Mindfire: Inhaled, DC 12, 1 day, -1d4 MIND.</text:p>
          </text:list-item>
          <text:list-item>
            <text:p text:style-name="P103">Red Ache: Injury, DC 15, 1d3 days, -1d6 STR.</text:p>
          </text:list-item>
          <text:list-item>
            <text:p text:style-name="P103">Shakes: Contact, DC 13, 1 day, -1d8 DEX.</text:p>
          </text:list-item>
        </text:list>
        <text:h text:style-name="P28" text:outline-level="2">Extreme Heat &amp; Cold</text:h>
        <text:p text:style-name="P3">If not wearing suitable protection, a character must make a Phys+STR check once every 10 minutes (DC 15, +1 per previous check), taking 1d6 damage on each failed save.</text:p>
        <text:h text:style-name="P28" text:outline-level="2">Falling Damage</text:h>
        <text:p text:style-name="P6">A falling character takes 1d6 hp of damage per 10 feet fallen. If the character makes a successful Phys+DEX roll, he takes only half damage. The DC for the phys+DEX roll is equal to the depth fallen in feet.</text:p>
        <text:p text:style-name="P6">In the event that the fall ends in an area laden with spikes or jagged rocks, add +1 hp of damage to falling damage per 10’ fallen (with a maximum of +10 hp).</text:p>
        <text:h text:style-name="P28" text:outline-level="2">Poison</text:h>
        <text:p text:style-name="P6">Characters can possibly take damage from a weapon that has been poisoned, be attacked by a creature whose natural attacks feature poison, consume poison hidden in food or drink, or be poisoned in some other way.</text:p>
        <text:p text:style-name="P6">Several typical poisons are summarized below. The entries for poisons include the following information: <text:span text:style-name="T1">Name of the poison: Type, DC, damage, prrice.</text:span></text:p>
        <text:list xml:id="list1339770739" text:style-name="L63">
          <text:list-item>
            <text:p text:style-name="P104">Type lists the poison’s method of delivery (contact, ingested, inhaled, or injury).</text:p>
          </text:list-item>
          <text:list-item>
            <text:p text:style-name="P104">DC lists the phys+STR check DC needed to avoid the poison’s damage.</text:p>
          </text:list-item>
          <text:list-item>
            <text:p text:style-name="P104">Damage is expressed as "xdx/xdx." The first number is the initial damage, taken immediately upon failing the phys+STR check against the poison. The second number is the secondary damage, taken one minute after exposure to the poison if a second phys+STR check is failed. Ability damage is temporary unless marked with an asterisk(*), in which case the loss is permanent. Unconsciousness lasts 1d3 hours.</text:p>
          </text:list-item>
          <text:list-item>
            <text:p text:style-name="P104">Price lists the cost for one dose of the poison. It can usually only be obtained through less-than-reputable sources, as the possession of poisons are <text:span text:style-name="T15">commonly</text:span> illegal.</text:p>
          </text:list-item>
        </text:list>
        <text:h text:style-name="P33" text:outline-level="3">Poison List</text:h>
        <text:list xml:id="list1280170598" text:style-name="L64">
          <text:list-item>
            <text:p text:style-name="P105">Arsenic: Ingested, DC 13, -1 STR/-1d8 STR, 120 gp.</text:p>
          </text:list-item>
          <text:list-item>
            <text:p text:style-name="P105">Blue Whinnis: Injury, DC 14, -1 STR/ unconsciousness, 120 gp.</text:p>
          </text:list-item>
          <text:list-item>
            <text:p text:style-name="P105">Burnt Othur Fumes: Inhaled, DC 18, -1 STR*/-3d6 STR, 2,100 gp.</text:p>
          </text:list-item>
          <text:list-item>
            <text:p text:style-name="P105">Deathblade: Injury, DC 20, -1d6 STR/-2d6 STR, 1,800 gp.</text:p>
          </text:list-item>
          <text:list-item>
            <text:p text:style-name="P105"><text:soft-page-break/>Insanity Mist: Inhaled, DC 15, -1d4 MIND/-2d6 MIND, 1,500 gp.</text:p>
          </text:list-item>
          <text:list-item>
            <text:p text:style-name="P105">Nitharit: Contact, DC 13, 0/-3d6 STR, 650 gp.</text:p>
          </text:list-item>
          <text:list-item>
            <text:p text:style-name="P105">Oil of Taggit: Ingested, DC 15, 0/unconsciousness, 90 gp.</text:p>
          </text:list-item>
          <text:list-item>
            <text:p text:style-name="P105">Malys Root Paste: Contact, DC 16, -1 DEX/-2d4 DEX, 500 gp.</text:p>
          </text:list-item>
          <text:list-item>
            <text:p text:style-name="P105">Monstrous Scorpion (tiny): Injury, DC 12, -1 STR/-1 STR, 50 gp.</text:p>
          </text:list-item>
          <text:list-item>
            <text:p text:style-name="P105">Monstrous Scorpion (small): Injury, DC 12, -1d2 STR/- 1d2 STR, 100 gp.</text:p>
          </text:list-item>
          <text:list-item>
            <text:p text:style-name="P105">Monstrous Scorpion (large): Injury, DC 14, -1d4 STR/- 1d4 STR, 200 gp.</text:p>
          </text:list-item>
          <text:list-item>
            <text:p text:style-name="P105">Monstrous Scorpion (huge): Injury, DC 18, -1d6 STR/- 1d6 STR, 400 gp.</text:p>
          </text:list-item>
          <text:list-item>
            <text:p text:style-name="P105">Monstrous Spider (tiny): Injury, DC 10, -1d2 STR/-1d2 STR, 85 gp.</text:p>
          </text:list-item>
          <text:list-item>
            <text:p text:style-name="P105">Monstrous Spider (small): Injury, DC 10, -1d3 STR/- 1d3 STR, 125 gp.</text:p>
          </text:list-item>
          <text:list-item>
            <text:p text:style-name="P105">Monstrous Spider (large): Injury, DC 13, -1d6 STR/-1d6 STR, 250 gp.</text:p>
          </text:list-item>
          <text:list-item>
            <text:p text:style-name="P105">Monstrous Spider (huge): Injury, DC 16, -1d8 STR/-1d8 STR, 500 gp.</text:p>
          </text:list-item>
          <text:list-item>
            <text:p text:style-name="P105">Sassone Leaf Residue: Contact, DC 16, -2d12 hp/-1d8 STR, 300 gp.</text:p>
          </text:list-item>
          <text:list-item>
            <text:p text:style-name="P105">Sleep Poison: Injury, DC 13, unconsciousness/ unconsciousness for 2d4 hours, 75 gp.</text:p>
          </text:list-item>
          <text:list-item>
            <text:p text:style-name="P105">Snake (medium viper): Injury, DC 11, -1d6 STR/-1d6 STR, 120 gp.</text:p>
          </text:list-item>
          <text:list-item>
            <text:p text:style-name="P105">Snake (large viper): Injury, DC 11, -1d6 STR/-1d6 STR, 120 gp.</text:p>
          </text:list-item>
          <text:list-item>
            <text:p text:style-name="P105">Snake (huge viper): Injury, DC 14, -1d6 STR/-1d6 STR, 250 gp.</text:p>
          </text:list-item>
          <text:list-item>
            <text:p text:style-name="P105">Wyvern: Injury, DC 17, -2d6 STR/-2d6 STR, 3,000 gp.</text:p>
          </text:list-item>
        </text:list>
        <text:h text:style-name="P28" text:outline-level="2">Traps</text:h>
        <text:p text:style-name="P6">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6">The entries for traps include the following information:</text:p>
        <text:list xml:id="list2599468" text:style-name="L65">
          <text:list-item>
            <text:p text:style-name="P106">Type of trap: Attack (damage), Save DC, Search DC, Disable DC.</text:p>
          </text:list-item>
          <text:list-item>
            <text:p text:style-name="P106">Type lists the trap used and the effect it has.</text:p>
          </text:list-item>
          <text:list-item>
            <text:p text:style-name="P106">Attack shows the traps attack bonus or type of effect.</text:p>
          </text:list-item>
          <text:list-item>
            <text:p text:style-name="P106">Damage shows the amount and type of damage the trap deals.</text:p>
          </text:list-item>
          <text:list-item>
            <text:p text:style-name="P106">Save DC lists the phys+DEX check DC needed to either avoid the trap entirely, or to take only 1⁄2 the listed damage (if this is possible).</text:p>
          </text:list-item>
          <text:list-item>
            <text:p text:style-name="P106">Search DC lists the DC for the know+MIND check necessary to find the trap without triggering it.</text:p>
          </text:list-item>
          <text:list-item>
            <text:p text:style-name="P106">Disable DC lists the DC for the sub+DEX check necessary to disarm the trap safely.</text:p>
          </text:list-item>
        </text:list>
        <text:h text:style-name="P33" text:outline-level="3">EL1 Traps</text:h>
        <text:list xml:id="list2204700825" text:style-name="L66">
          <text:list-item>
            <text:p text:style-name="P107">Basic Arrow Trap: Atk +10 (1d6, arrow); Search know+MIND DC 20, Disable sub+DEX DC 20.</text:p>
          </text:list-item>
          <text:list-item>
            <text:p text:style-name="P107">Camouflaged Pit Trap: 10 ft. deep (1d6, fall); Save DC 15 to avoid; Search DC 24, Disable DC 20.</text:p>
          </text:list-item>
          <text:list-item>
            <text:p text:style-name="P107">Poison Dart Trap: Atk +8 (1d4 plus poison, dart); Search DC 20, Disable DC 18.</text:p>
          </text:list-item>
        </text:list>
        <text:h text:style-name="P33" text:outline-level="3">EL2 Traps</text:h>
        <text:list xml:id="list133429709" text:style-name="L67">
          <text:list-item>
            <text:p text:style-name="P108">Burning Hands Trap: spell effect (1d4, fire); Save DC 11 for 1⁄2 damage; Search DC 26, Disable DC 26.</text:p>
          </text:list-item>
          <text:list-item>
            <text:p text:style-name="P108">Large Net Trap: Atk +5 (—); Save DC 14 to avoid; Search DC 20, Disable DC 25.</text:p>
          </text:list-item>
          <text:list-item>
            <text:p text:style-name="P108">Pit Trap: 40 ft. deep (4d6, fall); Save DC 20 to avoid; Search DC 20, Disable DC 20.</text:p>
          </text:list-item>
        </text:list>
        <text:h text:style-name="P33" text:outline-level="3">EL3 Traps</text:h>
        <text:list xml:id="list1569360150" text:style-name="L68">
          <text:list-item>
            <text:p text:style-name="P109">Fire Trap: spell effect (1d4+3, fire); Save DC 13 for 1⁄2 damage; Search DC 27, Disable DC 27.</text:p>
          </text:list-item>
          <text:list-item>
            <text:p text:style-name="P109"><text:soft-page-break/>Pit Trap: 60 ft. deep (6d6, fall); Save DC 20 to avoid; Search DC 20, Disable DC 20.</text:p>
          </text:list-item>
          <text:list-item>
            <text:p text:style-name="P109">Poisoned Arrow Trap: Atk +12 (1d8 plus poison, arrow); Search DC 19, Disable DC 15.</text:p>
          </text:list-item>
        </text:list>
        <text:h text:style-name="P33" text:outline-level="3">EL4 Traps</text:h>
        <text:list xml:id="list3465864048" text:style-name="L69">
          <text:list-item>
            <text:p text:style-name="P110">Lightning Bolt Trap: spell effect (5d6, electricity); Save DC 14 for 1⁄2 damage; Search DC 28, Disable DC 28.</text:p>
          </text:list-item>
        </text:list>
        <text:list xml:id="list245084678" text:style-name="L70">
          <text:list-item>
            <text:p text:style-name="P111">Spiked Pit Trap: 60 ft. deep (6d6, fall), Atk +10 (1d4 each, 1d4 spikes); Save DC 20 to avoid; Search DC 20, Disable DC 20.</text:p>
          </text:list-item>
          <text:list-item>
            <text:p text:style-name="P111">Wall Scythe Trap: Atk +20 (2d4+8, scythe); Search DC 21, Disable DC 18.</text:p>
          </text:list-item>
        </text:list>
        <text:h text:style-name="P33" text:outline-level="3">EL5 Traps</text:h>
        <text:list xml:id="list1988053270" text:style-name="L71">
          <text:list-item>
            <text:p text:style-name="P112">Falling Block Trap: Atk +15 (6d6, slam); Search DC 25, Disable DC 17.</text:p>
          </text:list-item>
          <text:list-item>
            <text:p text:style-name="P112">Fireball Trap: spell effect (1d4+7, fire); Save DC 16 for 1⁄2 damage; Search DC 29, Disable DC 29.</text:p>
          </text:list-item>
          <text:list-item>
            <text:p text:style-name="P112">Poisoned Wall Spikes: Atk +16 (1d8+4 plus poison, spikes); Search DC 17, Disable DC 21.</text:p>
          </text:list-item>
        </text:list>
        <text:h text:style-name="P33" text:outline-level="3">EL6 Traps</text:h>
        <text:list xml:id="list2779635210" text:style-name="L72">
          <text:list-item>
            <text:p text:style-name="P113">Compacting Room Trap: walls move together (12d6, crush); Search DC 20, Disable DC 22.</text:p>
          </text:list-item>
          <text:list-item>
            <text:p text:style-name="P113">Lightning Bolt Trap: spell effect (10d6, electricity); Save DC 14 for 1⁄2 damage; Search DC 28, Disable DC 28.</text:p>
          </text:list-item>
          <text:list-item>
            <text:p text:style-name="P113">Spiked Pit Trap: 100 ft. deep (10d6, fall), Atk +10 (1d4+5 each, 1d4 spikes); Save DC 20 to avoid; Search DC 20, Disable DC 20.</text:p>
          </text:list-item>
        </text:list>
        <text:h text:style-name="P33" text:outline-level="3">EL7 Traps</text:h>
        <text:list xml:id="list996139633" text:style-name="L73">
          <text:list-item>
            <text:p text:style-name="P114">Black Tentacles Trap: spell effect (tentacles) Atk +7 (1d6+4 each, 1d4+7 tentacles); Search DC 29, Disable DC 29.</text:p>
          </text:list-item>
          <text:list-item>
            <text:p text:style-name="P114">Chain Lightning Trap: spell effect (11d6 to nearest target +5d6 each to up to 11 secondary targets, electricity); Save DC 19 for 1⁄2 damage; Search DC 31, Disable DC 31.</text:p>
          </text:list-item>
          <text:list-item>
            <text:p text:style-name="P114">Well-camouflaged Pit Trap: 70 ft. deep (7d6, fall); Save DC 25 to avoid; Search DC 27, Disable DC 18.</text:p>
          </text:list-item>
        </text:list>
        <text:h text:style-name="P33" text:outline-level="3">EL8 Traps</text:h>
        <text:list xml:id="list3164514993" text:style-name="L74">
          <text:list-item>
            <text:p text:style-name="P115">Destruction Trap: spell effect (death); Save DC 20 (phys+STR) for 10d6 damage; Search DC 32, Disable DC 32.</text:p>
          </text:list-item>
          <text:list-item>
            <text:p text:style-name="P115">Power Word Stun Trap: spell effect (stun 2d4 rounds); Search DC 32, Disable DC 32.</text:p>
          </text:list-item>
          <text:list-item>
            <text:p text:style-name="P115">Well-camouflaged Pit Trap: 100 ft. deep (10d6, fall); Save DC 20 to avoid; Search DC 27, Disable DC 18.</text:p>
          </text:list-item>
        </text:list>
        <text:h text:style-name="P33" text:outline-level="3">EL9 Traps</text:h>
        <text:list xml:id="list3460065223" text:style-name="L75">
          <text:list-item>
            <text:p text:style-name="P116">Dropping Ceiling: ceiling moves down (12d6, crush); Search DC 20, Disable DC 16.</text:p>
          </text:list-item>
          <text:list-item>
            <text:p text:style-name="P116">Incendiary Cloud Trap: spell effect (4d6/round for 15 rounds, fire); Save DC 22 for 1⁄2 damage; Search DC 33, Disable DC 33.</text:p>
          </text:list-item>
          <text:list-item>
            <text:p text:style-name="P116">Wide-mouthed Spiked Pit with Poisoned Spikes: 70 ft. deep (7d6, fall), Atk +10 (1d4+5 plus poison each, 1d4 spikes); Save DC 20 to avoid; Search DC 20, Disable DC 20.</text:p>
          </text:list-item>
        </text:list>
        <text:h text:style-name="P38" text:outline-level="3">EL10 Traps</text:h>
        <text:list xml:id="list3648673998" text:style-name="L76">
          <text:list-item>
            <text:p text:style-name="P117">Crushing Room: walls move together (16d6, crush); Search DC 22, Disable DC 20.</text:p>
          </text:list-item>
        </text:list>
        <text:list xml:id="list2218123318" text:style-name="L77">
          <text:list-item>
            <text:p text:style-name="P118">Crushing Wall Trap: Atk automatic (18d6, crush); Search DC 20, Disable DC 25.</text:p>
          </text:list-item>
          <text:list-item>
            <text:p text:style-name="P119">Energy Drain Trap: Atk +8 (2d4 negative levels for 24 hours); Save DC 23 to avoid; Search DC 34, Disable DC 34.</text:p>
          </text:list-item>
        </text:list>
        <text:h text:style-name="P25" text:outline-level="1"><text:soft-page-break/>When in Doubt . . . Remember</text:h>
        <text:p text:style-name="P5">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25" text:outline-level="1"><text:span text:style-name="T15">Optional additional</text:span> Rules</text:h>
        <text:p text:style-name="P6">These rules <text:span text:style-name="T13">are derived </text:span>from <text:span text:style-name="T13">rules in </text:span>Microlite 2020 Complete. </text:p>
        <text:h text:style-name="P28" text:outline-level="2">Feats</text:h>
        <text:p text:style-name="P6">Feats are fairly unique special abilities that a character can use under circumstances appropriate to the feat. There is no standard list of feats, instead, players create feats for their character with the approval of the GM. Players and GMs should ensure that feats fit the character's class, background, and personality.</text:p>
        <text:p text:style-name="P2">Players start with two feats and gain a feat <text:span text:style-name="T13">at levels </text:span><text:s/><text:span text:style-name="T13">3</text:span>, <text:span text:style-name="T13">5</text:span>, <text:span text:style-name="T13">7</text:span>, ect. <text:span text:style-name="T20">Martial (non-magical)</text:span> type characters gain an additional feat at character creation, and an additional feat at levels <text:span text:style-name="T20">2</text:span>, <text:span text:style-name="T20">4</text:span><text:span text:style-name="T13">, </text:span><text:span text:style-name="T20">6</text:span>, ect. There are two standard types of feats. The GM may create others or allow feats that do not fit the standard on a case by case basis.</text:p>
        <text:h text:style-name="P33" text:outline-level="3">Bonus Feats</text:h>
        <text:p text:style-name="P6">Bonus feats give a character a bonus equal to his level when attempting certain actions under specific conditions. Use this template to create a Bonus Feat:</text:p>
        <text:p text:style-name="P6">Because I (describe some way that you are exceptional, have a cool bit of gear, or are otherwise awesome), I get a bonus equal to my level when I (do something that requires a roll) when (describe a circumstance).</text:p>
        <text:p text:style-name="P4">Example Bonus Feats:</text:p>
        <text:list xml:id="list4126118949" text:style-name="L78">
          <text:list-item>
            <text:p text:style-name="P120">Because I am a smooth talker, I get a bonus equal to my level when I am trying to convince someone to help me when I'm in conversation with someone who is does not actively view me unfavorably.</text:p>
          </text:list-item>
          <text:list-item>
            <text:p text:style-name="P120">Because I am a famous duelist, I get a bonus equal to my level when I attack when engaged in a one-on-one sword fight with an attentive audience.</text:p>
          </text:list-item>
          <text:list-item>
            <text:p text:style-name="P120">Because I am an expert on lycanthropes, I get a damage bonus equal to my level when I attack a lycanthrope.</text:p>
          </text:list-item>
        </text:list>
        <text:h text:style-name="P33" text:outline-level="3">Special Ability Feats</text:h>
        <text:p text:style-name="P6">Special ability feats allow a character to do something cool or otherwise ignore the usual rules in some way. Use this template to create a Special Ability Feat:</text:p>
        <text:p text:style-name="P6">Because I (describe some way that you are exceptional, have a cool bit of gear, or are otherwise awesome), once per game session I can (describe something cool you can do). Note: "once per game session" may be changed to some of similar rarity with the permission of the GM. (see the third example below).</text:p>
        <text:p text:style-name="P2">Example Special Ability Feats:</text:p>
        <text:list xml:id="list3440772847" text:style-name="L79">
          <text:list-item>
            <text:p text:style-name="P121">Because I am well connected in the Garvannic Empire, once per game session I can find a helpful ally in just the right place when I am in the Garvannic Empire.</text:p>
          </text:list-item>
          <text:list-item>
            <text:p text:style-name="P121">Because I am always squirreling away stuff I find, once per game session I may declare that I have an especially useful non-magical item that lets me easily bypass one obstacle.</text:p>
          </text:list-item>
          <text:list-item>
            <text:p text:style-name="P121">Because I am a scholar, after researching a specific monster for one day per hit die, I know a way to defeat or constrain the monster without directly attacking it.</text:p>
          </text:list-item>
        </text:list>
        <text:h text:style-name="P27" text:outline-level="1"><text:soft-page-break/>OPEN GAME LICENSE</text:h>
        <text:list xml:id="list3804393326" text:style-name="L80">
          <text:list-header>
            <text:p text:style-name="P23"><text:span text:style-name="T15">1. </text:span>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text:span text:style-name="T17">de</text:span>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text:span text:style-name="T17">r</text:span>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p>
          </text:list-header>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98in" style:contextual-spacing="false" fo:text-indent="0in" style:auto-text-indent="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0598in" fo:margin-bottom="0in" style:contextual-spacing="false"/>
      <style:text-properties fo:text-transform="uppercase"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402in" fo:margin-bottom="0in"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402in" fo:margin-bottom="0in" style:contextual-spacing="false" fo:text-indent="0in" style:auto-text-indent="false"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0598in" style:contextual-spacing="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98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3-06-16T19:40:12.934715887</dc:date>
    <meta:editing-duration>PT8H33M13S</meta:editing-duration>
    <meta:editing-cycles>36</meta:editing-cycles>
    <meta:generator>LibreOffice/7.3.7.2$Linux_X86_64 LibreOffice_project/30$Build-2</meta:generator>
    <meta:print-date>2023-06-16T19:41:17.145636783</meta:print-date>
    <meta:document-statistic meta:table-count="0" meta:image-count="0" meta:object-count="0" meta:page-count="20" meta:paragraph-count="775" meta:word-count="10158" meta:character-count="56661" meta:non-whitespace-character-count="47815"/>
  </office:meta>
</office:document-meta>
</file>